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8e9f8"/>
    </style:style>
    <style:style style:name="gr2"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3"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4"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6"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7" style:family="graphic" style:parent-style-name="standard">
      <style:graphic-properties draw:stroke="none" draw:fill="solid" draw:fill-color="#ffffff"/>
    </style:style>
    <style:style style:name="gr8" style:family="graphic" style:parent-style-name="standard">
      <style:graphic-properties draw:stroke="none" draw:fill="solid" draw:fill-color="#ece7e8"/>
    </style:style>
    <style:style style:name="gr9"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14"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15"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16"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17"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18"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19"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20"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21"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22"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23"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24"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25"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26"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27"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28"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29"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30"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31"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32"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33"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34"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35"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36"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37"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38"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39"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40"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41"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42"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43"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44"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45"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46"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47"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48"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49"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50"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51"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52"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53"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54"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55"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56"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57"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58"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59"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60"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105"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106"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107" style:family="graphic" style:parent-style-name="standard">
      <style:graphic-properties draw:stroke="none" draw:fill="solid" draw:fill-color="#777475"/>
    </style:style>
    <style:style style:name="gr108"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113"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114"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116"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117"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P1" style:family="paragraph">
      <loext:graphic-properties draw:fill="solid" draw:fill-color="#d8e9f8"/>
    </style:style>
    <style:style style:name="P2" style:family="paragraph">
      <loext:graphic-properties draw:fill="none"/>
    </style:style>
    <style:style style:name="P3" style:family="paragraph">
      <loext:graphic-properties draw:fill="solid" draw:fill-color="#f0efef"/>
    </style:style>
    <style:style style:name="P4" style:family="paragraph">
      <loext:graphic-properties draw:fill="solid" draw:fill-color="#ece7e8"/>
    </style:style>
    <style:style style:name="P5" style:family="paragraph">
      <loext:graphic-properties draw:fill="solid" draw:fill-color="#ffffff"/>
    </style:style>
    <style:style style:name="P6" style:family="paragraph">
      <style:paragraph-properties fo:text-align="start" style:writing-mode="lr-tb"/>
    </style:style>
    <style:style style:name="P7" style:family="paragraph">
      <loext:graphic-properties draw:fill="none"/>
      <style:paragraph-properties style:writing-mode="lr-tb"/>
      <style:text-properties fo:font-size="3.79999995231628pt" style:font-size-asian="3.79999995231628pt" style:font-size-complex="3.79999995231628pt"/>
    </style:style>
    <style:style style:name="P8" style:family="paragraph">
      <loext:graphic-properties draw:fill="none"/>
      <style:paragraph-properties style:writing-mode="lr-tb"/>
      <style:text-properties fo:font-size="3.70000004768372pt" style:font-size-asian="3.70000004768372pt" style:font-size-complex="3.70000004768372pt"/>
    </style:style>
    <style:style style:name="P9" style:family="paragraph">
      <loext:graphic-properties draw:fill="none"/>
      <style:paragraph-properties style:writing-mode="lr-tb"/>
      <style:text-properties fo:font-size="3.90000009536743pt" style:font-size-asian="3.90000009536743pt" style:font-size-complex="3.90000009536743pt"/>
    </style:style>
    <style:style style:name="P10" style:family="paragraph">
      <loext:graphic-properties draw:fill="none"/>
      <style:paragraph-properties style:writing-mode="lr-tb"/>
      <style:text-properties fo:font-size="3.40000009536743pt" style:font-size-asian="3.40000009536743pt" style:font-size-complex="3.40000009536743pt"/>
    </style:style>
    <style:style style:name="P11" style:family="paragraph">
      <loext:graphic-properties draw:fill="none"/>
      <style:paragraph-properties style:writing-mode="lr-tb"/>
      <style:text-properties fo:font-size="3.5pt" style:font-size-asian="3.5pt" style:font-size-complex="3.5pt"/>
    </style:style>
    <style:style style:name="P12" style:family="paragraph">
      <loext:graphic-properties draw:fill="none"/>
      <style:paragraph-properties style:writing-mode="lr-tb"/>
      <style:text-properties fo:font-size="3.59999990463257pt" style:font-size-asian="3.59999990463257pt" style:font-size-complex="3.59999990463257pt"/>
    </style:style>
    <style:style style:name="P13" style:family="paragraph">
      <loext:graphic-properties draw:fill="none"/>
      <style:paragraph-properties fo:text-align="start" style:writing-mode="lr-tb"/>
      <style:text-properties fo:font-size="3.70000004768372pt" style:font-size-asian="3.70000004768372pt" style:font-size-complex="3.70000004768372pt"/>
    </style:style>
    <style:style style:name="P14" style:family="paragraph">
      <loext:graphic-properties draw:fill="solid" draw:fill-color="#777475"/>
    </style:style>
    <style:style style:name="P15" style:family="paragraph">
      <loext:graphic-properties draw:fill="none"/>
      <style:paragraph-properties style:writing-mode="lr-tb"/>
      <style:text-properties fo:font-size="8.10000038146973pt" style:font-size-asian="8.10000038146973pt" style:font-size-complex="8.10000038146973pt"/>
    </style:style>
    <style:style style:name="P16" style:family="paragraph">
      <loext:graphic-properties draw:fill="none"/>
      <style:paragraph-properties style:writing-mode="lr-tb"/>
      <style:text-properties fo:font-size="8.19999980926514pt" style:font-size-asian="8.19999980926514pt" style:font-size-complex="8.19999980926514pt"/>
    </style:style>
    <style:style style:name="P17" style:family="paragraph">
      <loext:graphic-properties draw:fill="none"/>
      <style:paragraph-properties style:writing-mode="lr-tb"/>
      <style:text-properties fo:font-size="8.30000019073486pt" style:font-size-asian="8.30000019073486pt" style:font-size-complex="8.30000019073486pt"/>
    </style:style>
    <style:style style:name="P18" style:family="paragraph">
      <loext:graphic-properties draw:fill="none"/>
      <style:paragraph-properties style:writing-mode="lr-tb"/>
      <style:text-properties fo:font-size="4.19999980926514pt" style:font-size-asian="4.19999980926514pt" style:font-size-complex="4.19999980926514pt"/>
    </style:style>
    <style:style style:name="P19" style:family="paragraph">
      <loext:graphic-properties draw:fill="none"/>
      <style:paragraph-properties style:writing-mode="lr-tb"/>
      <style:text-properties fo:font-size="2.59999990463257pt" style:font-size-asian="2.59999990463257pt" style:font-size-complex="2.59999990463257pt"/>
    </style:style>
    <style:style style:name="T1"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9%"/>
    </style:style>
    <style:style style:name="T2"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3%"/>
    </style:style>
    <style:style style:name="T3"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6%"/>
    </style:style>
    <style:style style:name="T4"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4%"/>
    </style:style>
    <style:style style:name="T5"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5%"/>
    </style:style>
    <style:style style:name="T6" style:family="text">
      <style:text-properties fo:color="#231f20" loext:opacity="100%" style:font-name="CoreSansA651" fo:font-size="3.79999995231628pt" fo:font-weight="bold" style:font-size-asian="3.79999995231628pt" style:font-name-complex="CoreSansA651" style:font-size-complex="3.79999995231628pt" style:font-weight-complex="bold"/>
    </style:style>
    <style:style style:name="T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9"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11"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12"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13"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1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17"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1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2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21" style:family="text">
      <style:text-properties fo:color="#231f20" loext:opacity="100%" style:font-name="CoreSansA45Regular1" fo:font-size="3.70000004768372pt" style:font-size-asian="3.70000004768372pt" style:font-name-complex="CoreSansA45Regular1" style:font-size-complex="3.70000004768372pt" style:text-scale="105%"/>
    </style:style>
    <style:style style:name="T22" style:family="text">
      <style:text-properties fo:color="#231f20" loext:opacity="100%" style:font-name="CoreSansA45Regular1" fo:font-size="3.79999995231628pt" style:font-size-asian="3.79999995231628pt" style:font-name-complex="CoreSansA45Regular1" style:font-size-complex="3.79999995231628pt" style:text-scale="88%"/>
    </style:style>
    <style:style style:name="T23" style:family="text">
      <style:text-properties fo:color="#231f20" loext:opacity="100%" style:font-name="CoreSansA45Regular1" fo:font-size="3.70000004768372pt" style:font-size-asian="3.70000004768372pt" style:font-name-complex="CoreSansA45Regular1" style:font-size-complex="3.70000004768372pt" style:text-scale="103%"/>
    </style:style>
    <style:style style:name="T24" style:family="text">
      <style:text-properties fo:color="#231f20" loext:opacity="100%" style:font-name="CoreSansA45Regular1" fo:font-size="3.79999995231628pt" style:font-size-asian="3.79999995231628pt" style:font-name-complex="CoreSansA45Regular1" style:font-size-complex="3.79999995231628pt"/>
    </style:style>
    <style:style style:name="T25" style:family="text">
      <style:text-properties fo:color="#231f20" loext:opacity="100%" style:font-name="CoreSansA45Regular1" fo:font-size="3.70000004768372pt" style:font-size-asian="3.70000004768372pt" style:font-name-complex="CoreSansA45Regular1" style:font-size-complex="3.70000004768372pt" style:text-scale="93%"/>
    </style:style>
    <style:style style:name="T26" style:family="text">
      <style:text-properties fo:color="#231f20" loext:opacity="100%" style:font-name="CoreSansA45Regular1" fo:font-size="3.90000009536743pt" style:font-size-asian="3.90000009536743pt" style:font-name-complex="CoreSansA45Regular1" style:font-size-complex="3.90000009536743pt" style:text-scale="95%"/>
    </style:style>
    <style:style style:name="T27" style:family="text">
      <style:text-properties fo:color="#231f20" loext:opacity="100%" style:font-name="CoreSansA45Regular1" fo:font-size="3.70000004768372pt" style:font-size-asian="3.70000004768372pt" style:font-name-complex="CoreSansA45Regular1" style:font-size-complex="3.70000004768372pt" style:text-scale="106%"/>
    </style:style>
    <style:style style:name="T28" style:family="text">
      <style:text-properties fo:color="#231f20" loext:opacity="100%" style:font-name="CoreSansA45Regular1" fo:font-size="3.70000004768372pt" style:font-size-asian="3.70000004768372pt" style:font-name-complex="CoreSansA45Regular1" style:font-size-complex="3.70000004768372pt" style:text-scale="102%"/>
    </style:style>
    <style:style style:name="T29" style:family="text">
      <style:text-properties fo:color="#231f20" loext:opacity="100%" style:font-name="CoreSansA45Regular1" fo:font-size="3.70000004768372pt" style:font-size-asian="3.70000004768372pt" style:font-name-complex="CoreSansA45Regular1" style:font-size-complex="3.70000004768372pt" style:text-scale="104%"/>
    </style:style>
    <style:style style:name="T30" style:family="text">
      <style:text-properties fo:color="#231f20" loext:opacity="100%" style:font-name="CoreSansA45Regular1" fo:font-size="3.90000009536743pt" style:font-size-asian="3.90000009536743pt" style:font-name-complex="CoreSansA45Regular1" style:font-size-complex="3.90000009536743pt" style:text-scale="90%"/>
    </style:style>
    <style:style style:name="T31" style:family="text">
      <style:text-properties fo:color="#231f20" loext:opacity="100%" style:font-name="CoreSansA45Regular1" fo:font-size="3.70000004768372pt" style:font-size-asian="3.70000004768372pt" style:font-name-complex="CoreSansA45Regular1" style:font-size-complex="3.70000004768372pt" style:text-scale="98%"/>
    </style:style>
    <style:style style:name="T32" style:family="text">
      <style:text-properties fo:color="#231f20" loext:opacity="100%" style:font-name="CoreSansA45Regular1" fo:font-size="3.79999995231628pt" style:font-size-asian="3.79999995231628pt" style:font-name-complex="CoreSansA45Regular1" style:font-size-complex="3.79999995231628pt" style:text-scale="80%"/>
    </style:style>
    <style:style style:name="T33" style:family="text">
      <style:text-properties fo:color="#231f20" loext:opacity="100%" style:font-name="CoreSansA45Regular1" fo:font-size="3.79999995231628pt" style:font-size-asian="3.79999995231628pt" style:font-name-complex="CoreSansA45Regular1" style:font-size-complex="3.79999995231628pt" style:text-scale="29%"/>
    </style:style>
    <style:style style:name="T34" style:family="text">
      <style:text-properties fo:color="#231f20" loext:opacity="100%" style:font-name="CoreSansA45Regular1" fo:font-size="3.79999995231628pt" style:font-size-asian="3.79999995231628pt" style:font-name-complex="CoreSansA45Regular1" style:font-size-complex="3.79999995231628pt" style:text-scale="96%"/>
    </style:style>
    <style:style style:name="T35" style:family="text">
      <style:text-properties fo:color="#231f20" loext:opacity="100%" style:font-name="CoreSansA45Regular1" fo:font-size="3.70000004768372pt" style:font-size-asian="3.70000004768372pt" style:font-name-complex="CoreSansA45Regular1" style:font-size-complex="3.70000004768372pt" style:text-scale="42%"/>
    </style:style>
    <style:style style:name="T36" style:family="text">
      <style:text-properties fo:color="#231f20" loext:opacity="100%" style:font-name="CoreSansA45Regular1" fo:font-size="3.70000004768372pt" style:font-size-asian="3.70000004768372pt" style:font-name-complex="CoreSansA45Regular1" style:font-size-complex="3.70000004768372pt" style:text-scale="62%"/>
    </style:style>
    <style:style style:name="T37" style:family="text">
      <style:text-properties fo:color="#231f20" loext:opacity="100%" style:font-name="CoreSansA45Regular1" fo:font-size="3.70000004768372pt" style:font-size-asian="3.70000004768372pt" style:font-name-complex="CoreSansA45Regular1" style:font-size-complex="3.70000004768372pt" style:text-scale="95%"/>
    </style:style>
    <style:style style:name="T38" style:family="text">
      <style:text-properties fo:color="#231f20" loext:opacity="100%" style:font-name="CoreSansA45Regular1" fo:font-size="3.79999995231628pt" style:font-size-asian="3.79999995231628pt" style:font-name-complex="CoreSansA45Regular1" style:font-size-complex="3.79999995231628pt" style:text-scale="98%"/>
    </style:style>
    <style:style style:name="T39" style:family="text">
      <style:text-properties fo:color="#231f20" loext:opacity="100%" style:font-name="CoreSansA45Regular1" fo:font-size="3.79999995231628pt" style:font-size-asian="3.79999995231628pt" style:font-name-complex="CoreSansA45Regular1" style:font-size-complex="3.79999995231628pt" style:text-scale="99%"/>
    </style:style>
    <style:style style:name="T40" style:family="text">
      <style:text-properties fo:color="#231f20" loext:opacity="100%" style:font-name="CoreSansA45Regular1" fo:font-size="3.90000009536743pt" style:font-size-asian="3.90000009536743pt" style:font-name-complex="CoreSansA45Regular1" style:font-size-complex="3.90000009536743pt" style:text-scale="38%"/>
    </style:style>
    <style:style style:name="T41" style:family="text">
      <style:text-properties fo:color="#231f20" loext:opacity="100%" style:font-name="CoreSansA45Regular1" fo:font-size="3.79999995231628pt" style:font-size-asian="3.79999995231628pt" style:font-name-complex="CoreSansA45Regular1" style:font-size-complex="3.79999995231628pt" style:text-scale="97%"/>
    </style:style>
    <style:style style:name="T42" style:family="text">
      <style:text-properties fo:color="#231f20" loext:opacity="100%" style:font-name="CoreSansA45Regular1" fo:font-size="3.79999995231628pt" style:font-size-asian="3.79999995231628pt" style:font-name-complex="CoreSansA45Regular1" style:font-size-complex="3.79999995231628pt" style:text-scale="95%"/>
    </style:style>
    <style:style style:name="T43" style:family="text">
      <style:text-properties fo:color="#231f20" loext:opacity="100%" style:font-name="CoreSansA45Regular1" fo:font-size="3.70000004768372pt" style:font-size-asian="3.70000004768372pt" style:font-name-complex="CoreSansA45Regular1" style:font-size-complex="3.70000004768372pt" style:text-scale="92%"/>
    </style:style>
    <style:style style:name="T44" style:family="text">
      <style:text-properties fo:color="#918f8f" loext:opacity="100%" style:font-name="CoreSansA45Regular1" fo:font-size="8.10000038146973pt" style:font-size-asian="8.10000038146973pt" style:font-name-complex="CoreSansA45Regular1" style:font-size-complex="8.10000038146973pt"/>
    </style:style>
    <style:style style:name="T45" style:family="text">
      <style:text-properties fo:color="#918f8f" loext:opacity="100%" style:font-name="CoreSansA45Regular1" fo:font-size="8.19999980926514pt" style:font-size-asian="8.19999980926514pt" style:font-name-complex="CoreSansA45Regular1" style:font-size-complex="8.19999980926514pt" style:text-scale="95%"/>
    </style:style>
    <style:style style:name="T46" style:family="text">
      <style:text-properties fo:color="#231f20" loext:opacity="100%" style:font-name="CoreSansA45Regular1" fo:font-size="8.30000019073486pt" style:font-size-asian="8.30000019073486pt" style:font-name-complex="CoreSansA45Regular1" style:font-size-complex="8.30000019073486pt" style:text-scale="95%"/>
    </style:style>
    <style:style style:name="T47" style:family="text">
      <style:text-properties fo:color="#565353" loext:opacity="100%" style:font-name="CoreSansA55Medium1" fo:font-size="3.5pt" style:font-size-asian="3.5pt" style:font-name-complex="CoreSansA55Medium1" style:font-size-complex="3.5pt" style:text-scale="95%"/>
    </style:style>
    <style:style style:name="T48"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49"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4%"/>
    </style:style>
    <style:style style:name="T50"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olygon draw:style-name="gr1" draw:text-style-name="P1"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1" draw:text-style-name="P1"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2" draw:text-style-name="P1"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2" draw:text-style-name="P1"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2" draw:text-style-name="P1"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2" draw:text-style-name="P1"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2" draw:text-style-name="P1"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2" draw:text-style-name="P1"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2" draw:text-style-name="P1"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2" draw:text-style-name="P1"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2" draw:text-style-name="P1"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2" draw:text-style-name="P1"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2" draw:text-style-name="P1" draw:layer="layout" svg:width="0.34cm" svg:height="0.385cm" svg:x="7.961cm" svg:y="16.756cm" svg:viewBox="0 0 341 386" svg:d="M99 45c-57 0-80 9-89 58-1 6-11 74-10 104 0 24 55 153 66 160 48 32 269 25 275-36 3-21-55-69-45-130 12-66 29-42 43-108 3-16-8-81-19-83-183-37-52 38-221 35z">
          <text:p/>
        </draw:path>
        <draw:path draw:style-name="gr2" draw:text-style-name="P1" draw:layer="layout" svg:width="0.262cm" svg:height="0.328cm" svg:x="9.873cm" svg:y="19.376cm" svg:viewBox="0 0 263 329" svg:d="M5 138c9 16 36 37 64 42-18 69 48 111 102 136 42 19 108 24 89-29-13-37-15-69-11-107-17 4-17-10-19-19-5-25 26-46 15-64-9-16-28-106-48-96-25 12-59 4-88 4 0-23-136 78-104 133z">
          <text:p/>
        </draw:path>
        <draw:path draw:style-name="gr2" draw:text-style-name="P1" draw:layer="layout" svg:width="0.261cm" svg:height="0.264cm" svg:x="8.496cm" svg:y="17.151cm" svg:viewBox="0 0 262 265" svg:d="M117 0c-39 0-69 3-104 18-24 9-6 32-12 48 47 14 32 90 65 103 24 9 109 99 138 96 44-4 30-108 48-135 40-62-49-129-135-130z">
          <text:p/>
        </draw:path>
        <draw:path draw:style-name="gr2" draw:text-style-name="P1" draw:layer="layout" svg:width="0.34cm" svg:height="0.366cm" svg:x="8.957cm" svg:y="19.706cm" svg:viewBox="0 0 341 367" svg:d="M286 9c-73-22-202-7-252 61-34 43-46 130-21 161 42 52 97 97 156 131 36 20 91-37 88-69 10 3 18-2 19-10 4-15-4-37 4-43 65-48 69-149 52-215-2-10-30-11-46-16z">
          <text:p/>
        </draw:path>
        <draw:path draw:style-name="gr2" draw:text-style-name="P1"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2" draw:text-style-name="P1"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1" draw:text-style-name="P1"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1" draw:text-style-name="P1"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3" draw:text-style-name="P2"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ath draw:style-name="gr1" draw:text-style-name="P1"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2" draw:text-style-name="P1"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1" draw:text-style-name="P1"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3" draw:text-style-name="P2"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1" draw:text-style-name="P1"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3" draw:text-style-name="P2"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1" draw:text-style-name="P1"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3" draw:text-style-name="P2"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4" draw:text-style-name="P3" draw:layer="layout" svg:width="0.311cm" svg:height="0.266cm" svg:x="5.981cm" svg:y="17.614cm" svg:viewBox="0 0 312 267" svg:d="M132 3c-51 21-110 61-129 117s73 62 80 121c3 19 34 29 55 25 14-2 13-29 31-32 36-6 84 10 103-8 23-22 54-67 33-105-14-24-65-2-72-31-13-56-59-104-101-87z">
          <text:p/>
        </draw:path>
        <draw:path draw:style-name="gr1" draw:text-style-name="P1"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5" draw:text-style-name="P4"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5" draw:text-style-name="P4"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5" draw:text-style-name="P4" draw:layer="layout" svg:width="0.322cm" svg:height="0.153cm" svg:x="15.086cm" svg:y="37.031cm" svg:viewBox="0 0 323 154" svg:d="M230 3c-38 4-80-15-108 11-5 5 0 23-13 25-25 3-58 8-63 22-10 28-18 57-46 75 16 1 26 14 40 16 41 7 80-7 120-11 30-4 64 19 100 12 57-11 77-70 54-109-14-22-47-45-84-41z">
          <text:p/>
        </draw:path>
        <draw:path draw:style-name="gr5" draw:text-style-name="P4"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5" draw:text-style-name="P4"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5" draw:text-style-name="P4"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5" draw:text-style-name="P4"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5" draw:text-style-name="P4"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5" draw:text-style-name="P4"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5" draw:text-style-name="P4"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5" draw:text-style-name="P4" draw:layer="layout" svg:width="0.163cm" svg:height="0.312cm" svg:x="13.094cm" svg:y="43.9cm" svg:viewBox="0 0 164 313" svg:d="M131 1c-34-5-61 7-78 30-26 34-40 72-49 113-12 58 9 113 26 169 22-20 70 2 75-29 7-40 16-65 43-95 36-40 0-87 2-132 1-21-42-28-19-56z">
          <text:p/>
        </draw:path>
        <draw:path draw:style-name="gr5" draw:text-style-name="P4" draw:layer="layout" svg:width="0.143cm" svg:height="0.201cm" svg:x="13.327cm" svg:y="44.333cm" svg:viewBox="0 0 144 202" svg:d="M106 0c-66-6-123 46-101 92 15 29 29 72 53 106 4 5 23 5 25 1 28-55 59-110 61-170 0-14-16-27-38-29z">
          <text:p/>
        </draw:path>
        <draw:path draw:style-name="gr2" draw:text-style-name="P1"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2" draw:text-style-name="P1"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2" draw:text-style-name="P1"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1" draw:text-style-name="P1"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1" draw:text-style-name="P1"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2" draw:layer="layout" svg:width="0.418cm" svg:height="3.495cm" svg:x="14.204cm" svg:y="40.703cm" svg:viewBox="0 0 419 3496" svg:d="M419 0l-99 254-121 490v725l51 198-120 217c0 0-90 461-70 744s-40 736-60 868">
          <text:p/>
        </draw:path>
        <draw:path draw:style-name="gr7" draw:text-style-name="P5" draw:layer="layout" svg:width="0.02cm" svg:height="0.002cm" svg:x="4.514cm" svg:y="18.363cm" svg:viewBox="0 0 21 3" svg:d="M21 3c-7-5-14-2-21-2z">
          <text:p/>
        </draw:path>
        <draw:polygon draw:style-name="gr7" draw:text-style-name="P5" draw:layer="layout" svg:width="2.221cm" svg:height="0cm" svg:x="13.253cm" svg:y="25.503cm" svg:viewBox="0 0 2222 0" draw:points="2222,0 0,0">
          <text:p/>
        </draw:polygon>
        <draw:path draw:style-name="gr8" draw:text-style-name="P4"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frame draw:style-name="gr9" draw:text-style-name="P7" draw:layer="layout" svg:width="0.13cm" svg:height="0.192cm" draw:transform="rotate (-0.897971900151082) translate (3.819cm 23.737cm)">
          <draw:text-box>
            <text:p text:style-name="P6"><text:span text:style-name="T1"><text:s/></text:span></text:p>
          </draw:text-box>
        </draw:frame>
        <draw:frame draw:style-name="gr10" draw:text-style-name="P8" draw:layer="layout" svg:width="0.133cm" svg:height="0.187cm" draw:transform="rotate (0.454134671368924) translate (15.995cm 31.627cm)">
          <draw:text-box>
            <text:p text:style-name="P6"><text:span text:style-name="T2"><text:s/></text:span></text:p>
          </draw:text-box>
        </draw:frame>
        <draw:frame draw:style-name="gr11" draw:text-style-name="P8" draw:layer="layout" svg:width="0.135cm" svg:height="0.187cm" draw:transform="rotate (-0.025656340004318) translate (11.842cm 29.483cm)">
          <draw:text-box>
            <text:p text:style-name="P6"><text:span text:style-name="T3"><text:s/></text:span></text:p>
          </draw:text-box>
        </draw:frame>
        <draw:frame draw:style-name="gr11" draw:text-style-name="P8" draw:layer="layout" svg:width="0.135cm" svg:height="0.187cm" draw:transform="rotate (-0.0258308729295165) translate (11.883cm 29.484cm)">
          <draw:text-box>
            <text:p text:style-name="P6"><text:span text:style-name="T3"><text:s/></text:span></text:p>
          </draw:text-box>
        </draw:frame>
        <draw:frame draw:style-name="gr10" draw:text-style-name="P8" draw:layer="layout" svg:width="0.133cm" svg:height="0.187cm" draw:transform="rotate (0.421497014356631) translate (19.655cm 29.642cm)">
          <draw:text-box>
            <text:p text:style-name="P6"><text:span text:style-name="T4"><text:s/></text:span></text:p>
          </draw:text-box>
        </draw:frame>
        <draw:frame draw:style-name="gr12" draw:text-style-name="P9" draw:layer="layout" svg:width="0.128cm" svg:height="0.196cm" draw:transform="rotate (-1.34146006308284) translate (19.196cm 30.024cm)">
          <draw:text-box>
            <text:p text:style-name="P6"><text:span text:style-name="T5"><text:s/></text:span></text:p>
          </draw:text-box>
        </draw:frame>
        <draw:frame draw:style-name="gr12" draw:text-style-name="P9" draw:layer="layout" svg:width="0.128cm" svg:height="0.196cm" draw:transform="rotate (-1.2620475821171) translate (19.285cm 30.371cm)">
          <draw:text-box>
            <text:p text:style-name="P6"><text:span text:style-name="T5"><text:s/></text:span></text:p>
          </draw:text-box>
        </draw:frame>
        <draw:frame draw:style-name="gr13" draw:text-style-name="P7" draw:layer="layout" svg:width="0.131cm" svg:height="0.192cm" draw:transform="rotate (0.782431103669058) translate (14.24cm 35.078cm)">
          <draw:text-box>
            <text:p text:style-name="P6"><text:span text:style-name="T6"><text:s/></text:span></text:p>
          </draw:text-box>
        </draw:frame>
        <draw:polygon draw:style-name="gr14" draw:text-style-name="P2" draw:layer="layout" svg:width="0.187cm" svg:height="0.006cm" svg:x="11.746cm" svg:y="45.571cm" svg:viewBox="0 0 188 7" draw:points="0,7 10,7 23,7 70,7 188,0 70,7 23,7 10,7">
          <text:p/>
        </draw:polygon>
        <draw:path draw:style-name="gr14" draw:text-style-name="P2" draw:layer="layout" svg:width="0.445cm" svg:height="0.006cm" svg:x="11.488cm" svg:y="45.571cm" svg:viewBox="0 0 446 7" svg:d="M258 7h10 13 48l117-7-117 7h-48-13zM130 7h128zM0 7h130z">
          <text:p/>
        </draw:path>
        <draw:polygon draw:style-name="gr14" draw:text-style-name="P2" draw:layer="layout" svg:width="0.127cm" svg:height="0.005cm" svg:x="11.367cm" svg:y="45.577cm" svg:viewBox="0 0 128 6" draw:points="0,6 84,6 128,0 84,6">
          <text:p/>
        </draw:polygon>
        <draw:path draw:style-name="gr14" draw:text-style-name="P2" draw:layer="layout" svg:width="0.197cm" svg:height="0.005cm" svg:x="11.297cm" svg:y="45.577cm" svg:viewBox="0 0 198 6" svg:d="M71 6h84l43-6-43 6zM38 6h33zM13 6h25zM0 6h13z">
          <text:p/>
        </draw:path>
        <draw:polygon draw:style-name="gr14" draw:text-style-name="P2" draw:layer="layout" svg:width="0.01cm" svg:height="0.083cm" svg:x="-5.502cm" svg:y="24.446cm" svg:viewBox="0 0 11 84" draw:points="0,84 3,74 11,49 11,23 11,0 11,23 11,49 3,74">
          <text:p/>
        </draw:polygon>
        <draw:polygon draw:style-name="gr14" draw:text-style-name="P2" draw:layer="layout" svg:width="0.01cm" svg:height="0.083cm" svg:x="-5.502cm" svg:y="24.446cm" svg:viewBox="0 0 11 84" draw:points="0,84 3,74 11,49 11,23 11,0 11,23 11,49 3,74">
          <text:p/>
        </draw:polygon>
        <draw:polygon draw:style-name="gr14" draw:text-style-name="P2" draw:layer="layout" svg:width="0.382cm" svg:height="0.064cm" svg:x="11.26cm" svg:y="33.149cm" svg:viewBox="0 0 383 65" draw:points="0,65 23,49 60,33 94,27 100,23 161,10 181,10 208,6 244,3 291,0 383,0 291,0 244,3 208,6 181,10 161,10 100,23 94,27 60,33 23,49">
          <text:p/>
        </draw:polygon>
        <draw:polygon draw:style-name="gr14" draw:text-style-name="P2" draw:layer="layout" svg:width="0.382cm" svg:height="0.064cm" svg:x="11.26cm" svg:y="33.149cm" svg:viewBox="0 0 383 65" draw:points="0,65 23,49 60,33 94,27 100,23 161,10 181,10 208,6 244,3 291,0 383,0 291,0 244,3 208,6 181,10 161,10 100,23 94,27 60,33 23,49">
          <text:p/>
        </draw:polygon>
        <draw:polygon draw:style-name="gr14" draw:text-style-name="P2" draw:layer="layout" svg:width="0.02cm" svg:height="0.005cm" svg:x="11.28cm" svg:y="33.193cm" svg:viewBox="0 0 21 6" draw:points="0,6 21,0">
          <text:p/>
        </draw:polygon>
        <draw:polygon draw:style-name="gr14" draw:text-style-name="P2" draw:layer="layout" svg:width="0.02cm" svg:height="0.005cm" svg:x="11.28cm" svg:y="33.193cm" svg:viewBox="0 0 21 6" draw:points="0,6 21,0">
          <text:p/>
        </draw:polygon>
        <draw:polygon draw:style-name="gr14" draw:text-style-name="P2" draw:layer="layout" svg:width="0.101cm" svg:height="0.028cm" svg:x="11.159cm" svg:y="33.203cm" svg:viewBox="0 0 102 29" draw:points="0,29 64,13 84,6 102,0 84,6 64,13">
          <text:p/>
        </draw:polygon>
        <draw:polygon draw:style-name="gr14" draw:text-style-name="P2" draw:layer="layout" svg:width="0.101cm" svg:height="0.028cm" svg:x="11.159cm" svg:y="33.203cm" svg:viewBox="0 0 102 29" draw:points="0,29 64,13 84,6 102,0 84,6 64,13">
          <text:p/>
        </draw:polygon>
        <draw:polygon draw:style-name="gr14" draw:text-style-name="P2" draw:layer="layout" svg:width="0.084cm" svg:height="0.006cm" svg:x="10.895cm" svg:y="45.41cm" svg:viewBox="0 0 85 7" draw:points="0,7 28,0 85,0 28,0">
          <text:p/>
        </draw:polygon>
        <draw:path draw:style-name="gr14" draw:text-style-name="P2" draw:layer="layout" svg:width="0.269cm" svg:height="0.006cm" svg:x="10.71cm" svg:y="45.41cm" svg:viewBox="0 0 270 7" svg:d="M186 7l27-7h57-57zM0 0h101 61 17 13-13-17-61z">
          <text:p/>
        </draw:path>
        <draw:polygon draw:style-name="gr14" draw:text-style-name="P2" draw:layer="layout" svg:width="0.167cm" svg:height="0.003cm" svg:x="11.927cm" svg:y="45.391cm" svg:viewBox="0 0 168 4" draw:points="0,4 34,4 88,4 135,0 168,0 135,0 88,4 34,4">
          <text:p/>
        </draw:polygon>
        <draw:polygon draw:style-name="gr14" draw:text-style-name="P2" draw:layer="layout" svg:width="0.167cm" svg:height="0.003cm" svg:x="11.927cm" svg:y="45.391cm" svg:viewBox="0 0 168 4" draw:points="0,4 34,4 88,4 135,0 168,0 135,0 88,4 34,4">
          <text:p/>
        </draw:polygon>
        <draw:polygon draw:style-name="gr14" draw:text-style-name="P2" draw:layer="layout" svg:width="0.214cm" svg:height="0.007cm" svg:x="11.079cm" svg:y="45.403cm" svg:viewBox="0 0 215 8" draw:points="0,8 70,4 215,0 70,4">
          <text:p/>
        </draw:polygon>
        <draw:path draw:style-name="gr14" draw:text-style-name="P2" draw:layer="layout" svg:width="0.314cm" svg:height="0.007cm" svg:x="10.979cm" svg:y="45.403cm" svg:viewBox="0 0 315 8" svg:d="M100 8l71-4 144-4-144 4zM0 8h50 37 16-16-37z">
          <text:p/>
        </draw:path>
        <draw:polygon draw:style-name="gr14" draw:text-style-name="P2" draw:layer="layout" svg:width="0.017cm" svg:height="0.003cm" svg:x="10.918cm" svg:y="45.413cm" svg:viewBox="0 0 18 4" draw:points="0,0 18,4">
          <text:p/>
        </draw:polygon>
        <draw:path draw:style-name="gr14" draw:text-style-name="P2" draw:layer="layout" svg:width="0.261cm" svg:height="0.006cm" svg:x="10.674cm" svg:y="45.41cm" svg:viewBox="0 0 262 7" svg:d="M245 4l17 3zM0 0h10 13-13zM23 0h13z">
          <text:p/>
        </draw:path>
        <draw:polygon draw:style-name="gr14" draw:text-style-name="P2" draw:layer="layout" svg:width="0.047cm" svg:height="0.092cm" svg:x="12.01cm" svg:y="45.349cm" svg:viewBox="0 0 48 93" draw:points="0,93 48,0">
          <text:p/>
        </draw:polygon>
        <draw:polygon draw:style-name="gr14" draw:text-style-name="P2" draw:layer="layout" svg:width="0.047cm" svg:height="0.092cm" svg:x="12.01cm" svg:y="45.349cm" svg:viewBox="0 0 48 93" draw:points="0,93 48,0">
          <text:p/>
        </draw:polygon>
        <draw:polygon draw:style-name="gr14" draw:text-style-name="P2" draw:layer="layout" svg:width="0.158cm" svg:height="0.082cm" svg:x="12.094cm" svg:y="45.226cm" svg:viewBox="0 0 159 83" draw:points="0,83 159,0">
          <text:p/>
        </draw:polygon>
        <draw:polygon draw:style-name="gr14" draw:text-style-name="P2" draw:layer="layout" svg:width="0.073cm" svg:height="0.007cm" svg:x="10.57cm" svg:y="44.649cm" svg:viewBox="0 0 74 8" draw:points="0,8 16,8 23,3 74,0 23,3 16,8">
          <text:p/>
        </draw:polygon>
        <draw:path draw:style-name="gr14" draw:text-style-name="P2" draw:layer="layout" svg:width="0.455cm" svg:height="0.007cm" svg:x="10.188cm" svg:y="44.649cm" svg:viewBox="0 0 456 8" svg:d="M383 8h16l7-5 50-3-50 3-7 5zM349 8h10 24-24zM235 8h34 13 54 13-13-54-13zM0 8h235z">
          <text:p/>
        </draw:path>
        <draw:polygon draw:style-name="gr14" draw:text-style-name="P2" draw:layer="layout" svg:width="0.161cm" svg:height="0.004cm" svg:x="10.03cm" svg:y="44.652cm" svg:viewBox="0 0 162 5" draw:points="0,0 162,5">
          <text:p/>
        </draw:polygon>
        <draw:path draw:style-name="gr14" draw:text-style-name="P2" draw:layer="layout" svg:width="0.449cm" svg:height="0.004cm" svg:x="9.742cm" svg:y="44.652cm" svg:viewBox="0 0 450 5" svg:d="M288 0l162 5zM235 0h50zM71 0h164zM0 0h7 64-64z">
          <text:p/>
        </draw:path>
        <draw:polygon draw:style-name="gr14" draw:text-style-name="P2" draw:layer="layout" svg:width="0.191cm" svg:height="0.003cm" svg:x="9.384cm" svg:y="44.649cm" svg:viewBox="0 0 192 4" draw:points="0,0 192,4">
          <text:p/>
        </draw:polygon>
        <draw:path draw:style-name="gr14" draw:text-style-name="P2" draw:layer="layout" svg:width="0.935cm" svg:height="0.006cm" svg:x="8.807cm" svg:y="44.646cm" svg:viewBox="0 0 936 7" svg:d="M578 4l191 3zM769 7h161 6-6zM487 4h77 7-7zM333 4h154zM571 4h7zM0 0h11zM17 0h58zM273 4h60zM233 4h40z">
          <text:p/>
        </draw:path>
        <draw:polygon draw:style-name="gr14" draw:text-style-name="P2" draw:layer="layout" svg:width="0.037cm" svg:height="0.003cm" svg:x="9.012cm" svg:y="44.646cm" svg:viewBox="0 0 38 4" draw:points="0,0 38,4">
          <text:p/>
        </draw:polygon>
        <draw:path draw:style-name="gr14" draw:text-style-name="P2" draw:layer="layout" svg:width="0.232cm" svg:height="0.003cm" svg:x="8.817cm" svg:y="44.646cm" svg:viewBox="0 0 233 4" svg:d="M196 0l37 4zM122 0h17 17 30-30-17zM64 0h35 13 3-3-13zM0 0h7z">
          <text:p/>
        </draw:path>
        <draw:polygon draw:style-name="gr14" draw:text-style-name="P2" draw:layer="layout" svg:width="0.037cm" svg:height="0.035cm" svg:x="8.787cm" svg:y="44.595cm" svg:viewBox="0 0 38 36" draw:points="0,0 38,36">
          <text:p/>
        </draw:polygon>
        <draw:polygon draw:style-name="gr14" draw:text-style-name="P2" draw:layer="layout" svg:width="0.037cm" svg:height="0.035cm" svg:x="8.787cm" svg:y="44.595cm" svg:viewBox="0 0 38 36" draw:points="0,0 38,36">
          <text:p/>
        </draw:polygon>
        <draw:polygon draw:style-name="gr14" draw:text-style-name="P2" draw:layer="layout" svg:width="0.057cm" svg:height="0.038cm" svg:x="8.807cm" svg:y="44.63cm" svg:viewBox="0 0 58 39" draw:points="18,0 58,39 32,23 0,17 32,23 58,39">
          <text:p/>
        </draw:polygon>
        <draw:polygon draw:style-name="gr14" draw:text-style-name="P2" draw:layer="layout" svg:width="0.057cm" svg:height="0.038cm" svg:x="8.807cm" svg:y="44.63cm" svg:viewBox="0 0 58 39" draw:points="18,0 58,39 32,23 0,17 32,23 58,39">
          <text:p/>
        </draw:polygon>
        <draw:polygon draw:style-name="gr14" draw:text-style-name="P2" draw:layer="layout" svg:width="0.03cm" svg:height="0.025cm" svg:x="8.61cm" svg:y="44.615cm" svg:viewBox="0 0 31 26" draw:points="0,26 24,3 31,0 28,3 31,0 24,3">
          <text:p/>
        </draw:polygon>
        <draw:polygon draw:style-name="gr14" draw:text-style-name="P2" draw:layer="layout" svg:width="0.03cm" svg:height="0.025cm" svg:x="8.61cm" svg:y="44.615cm" svg:viewBox="0 0 31 26" draw:points="0,26 24,3 31,0 28,3 31,0 24,3">
          <text:p/>
        </draw:polygon>
        <draw:polygon draw:style-name="gr14" draw:text-style-name="P2" draw:layer="layout" svg:width="0.044cm" svg:height="0.041cm" svg:x="8.7cm" svg:y="44.599cm" svg:viewBox="0 0 45 42" draw:points="0,0 45,42">
          <text:p/>
        </draw:polygon>
        <draw:polygon draw:style-name="gr14" draw:text-style-name="P2" draw:layer="layout" svg:width="0.044cm" svg:height="0.041cm" svg:x="8.7cm" svg:y="44.599cm" svg:viewBox="0 0 45 42" draw:points="0,0 45,42">
          <text:p/>
        </draw:polygon>
        <draw:polygon draw:style-name="gr14" draw:text-style-name="P2" draw:layer="layout" svg:width="0.037cm" svg:height="0.035cm" svg:x="8.663cm" svg:y="44.564cm" svg:viewBox="0 0 38 36" draw:points="0,0 38,36">
          <text:p/>
        </draw:polygon>
        <draw:polygon draw:style-name="gr14" draw:text-style-name="P2" draw:layer="layout" svg:width="0.037cm" svg:height="0.035cm" svg:x="8.663cm" svg:y="44.564cm" svg:viewBox="0 0 38 36" draw:points="0,0 38,36">
          <text:p/>
        </draw:polygon>
        <draw:polygon draw:style-name="gr14" draw:text-style-name="P2" draw:layer="layout" svg:width="0.026cm" svg:height="0.026cm" svg:x="8.637cm" svg:y="44.538cm" svg:viewBox="0 0 27 27" draw:points="0,0 21,23 27,27 21,23">
          <text:p/>
        </draw:polygon>
        <draw:path draw:style-name="gr14" draw:text-style-name="P2" draw:layer="layout" svg:width="13.424cm" svg:height="26.633cm" svg:x="-4.761cm" svg:y="17.931cm" svg:viewBox="0 0 13425 26634" svg:d="M13399 26608l20 23 6 3-6-3zM0 0h84z">
          <text:p/>
        </draw:path>
        <draw:polygon draw:style-name="gr14" draw:text-style-name="P2" draw:layer="layout" svg:width="0.088cm" svg:height="0.038cm" svg:x="-4.215cm" svg:y="17.769cm" svg:viewBox="0 0 89 39" draw:points="0,39 44,23 89,0 44,23">
          <text:p/>
        </draw:polygon>
        <draw:polygon draw:style-name="gr14" draw:text-style-name="P2" draw:layer="layout" svg:width="0.088cm" svg:height="0.038cm" svg:x="-4.215cm" svg:y="17.769cm" svg:viewBox="0 0 89 39" draw:points="0,39 44,23 89,0 44,23">
          <text:p/>
        </draw:polygon>
        <draw:polygon draw:style-name="gr14" draw:text-style-name="P2" draw:layer="layout" svg:width="0.087cm" svg:height="0.035cm" svg:x="-4.302cm" svg:y="17.807cm" svg:viewBox="0 0 88 36" draw:points="0,36 24,26 88,0 24,26">
          <text:p/>
        </draw:polygon>
        <draw:polygon draw:style-name="gr14" draw:text-style-name="P2" draw:layer="layout" svg:width="0.087cm" svg:height="0.035cm" svg:x="-4.302cm" svg:y="17.807cm" svg:viewBox="0 0 88 36" draw:points="0,36 24,26 88,0 24,26">
          <text:p/>
        </draw:polygon>
        <draw:polygon draw:style-name="gr14" draw:text-style-name="P2" draw:layer="layout" svg:width="0.111cm" svg:height="0.048cm" svg:x="-4.416cm" svg:y="17.845cm" svg:viewBox="0 0 112 49" draw:points="0,49 112,0">
          <text:p/>
        </draw:polygon>
        <draw:polygon draw:style-name="gr14" draw:text-style-name="P2" draw:layer="layout" svg:width="0.111cm" svg:height="0.048cm" svg:x="-4.416cm" svg:y="17.845cm" svg:viewBox="0 0 112 49" draw:points="0,49 112,0">
          <text:p/>
        </draw:polygon>
        <draw:polygon draw:style-name="gr14" draw:text-style-name="P2" draw:layer="layout" svg:width="0.261cm" svg:height="0.038cm" svg:x="-4.68cm" svg:y="17.893cm" svg:viewBox="0 0 262 39" draw:points="0,39 138,32 168,32 182,32 188,32 195,29 212,22 222,22 235,13 262,0 235,13 222,22 212,22 195,29 188,32 182,32 168,32 138,32">
          <text:p/>
        </draw:polygon>
        <draw:polygon draw:style-name="gr14" draw:text-style-name="P2" draw:layer="layout" svg:width="0.261cm" svg:height="0.038cm" svg:x="-4.68cm" svg:y="17.893cm" svg:viewBox="0 0 262 39" draw:points="0,39 138,32 168,32 182,32 188,32 195,29 212,22 222,22 235,13 262,0 235,13 222,22 212,22 195,29 188,32 182,32 168,32 138,32">
          <text:p/>
        </draw:polygon>
        <draw:polygon draw:style-name="gr14" draw:text-style-name="P2" draw:layer="layout" svg:width="0.157cm" svg:height="0.051cm" svg:x="-5.15cm" svg:y="21.38cm" svg:viewBox="0 0 158 52" draw:points="0,0 13,3 30,7 111,35 158,52 111,35 30,7 13,3">
          <text:p/>
        </draw:polygon>
        <draw:polygon draw:style-name="gr14" draw:text-style-name="P2" draw:layer="layout" svg:width="0.157cm" svg:height="0.051cm" svg:x="-5.15cm" svg:y="21.38cm" svg:viewBox="0 0 158 52" draw:points="0,0 13,3 30,7 111,35 158,52 111,35 30,7 13,3">
          <text:p/>
        </draw:polygon>
        <draw:polygon draw:style-name="gr14" draw:text-style-name="P2" draw:layer="layout" svg:width="0.127cm" svg:height="0.003cm" svg:x="-5.354cm" svg:y="21.368cm" svg:viewBox="0 0 128 4" draw:points="0,0 128,4">
          <text:p/>
        </draw:polygon>
        <draw:polygon draw:style-name="gr14" draw:text-style-name="P2" draw:layer="layout" svg:width="0.127cm" svg:height="0.003cm" svg:x="-5.354cm" svg:y="21.368cm" svg:viewBox="0 0 128 4" draw:points="0,0 128,4">
          <text:p/>
        </draw:polygon>
        <draw:polygon draw:style-name="gr14" draw:text-style-name="P2" draw:layer="layout" svg:width="0.08cm" svg:height="0.009cm" svg:x="-5.23cm" svg:y="21.371cm" svg:viewBox="0 0 81 10" draw:points="0,0 10,0 33,0 43,3 53,3 81,10 53,3 43,3 33,0 10,0">
          <text:p/>
        </draw:polygon>
        <draw:polygon draw:style-name="gr14" draw:text-style-name="P2" draw:layer="layout" svg:width="0.08cm" svg:height="0.009cm" svg:x="-5.23cm" svg:y="21.371cm" svg:viewBox="0 0 81 10" draw:points="0,0 10,0 33,0 43,3 53,3 81,10 53,3 43,3 33,0 10,0">
          <text:p/>
        </draw:polygon>
        <draw:polygon draw:style-name="gr14" draw:text-style-name="P2" draw:layer="layout" svg:width="0.081cm" svg:height="0.005cm" svg:x="-5.435cm" svg:y="21.364cm" svg:viewBox="0 0 82 6" draw:points="0,0 82,6">
          <text:p/>
        </draw:polygon>
        <draw:path draw:style-name="gr14" draw:text-style-name="P2" draw:layer="layout" svg:width="0.215cm" svg:height="0.005cm" svg:x="-5.569cm" svg:y="21.364cm" svg:viewBox="0 0 216 6" svg:d="M135 0l81 6zM0 0h20 112-112z">
          <text:p/>
        </draw:path>
        <draw:polygon draw:style-name="gr14" draw:text-style-name="P2" draw:layer="layout" svg:width="0.037cm" svg:height="0.003cm" svg:x="-5.596cm" svg:y="21.361cm" svg:viewBox="0 0 38 4" draw:points="0,0 38,4">
          <text:p/>
        </draw:polygon>
        <draw:polygon draw:style-name="gr14" draw:text-style-name="P2" draw:layer="layout" svg:width="0.037cm" svg:height="0.003cm" svg:x="-5.596cm" svg:y="21.361cm" svg:viewBox="0 0 38 4" draw:points="0,0 38,4">
          <text:p/>
        </draw:polygon>
        <draw:polygon draw:style-name="gr14" draw:text-style-name="P2"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14" draw:text-style-name="P2"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14" draw:text-style-name="P2" draw:layer="layout" svg:width="0.05cm" svg:height="0.006cm" svg:x="-5.579cm" svg:y="24.415cm" svg:viewBox="0 0 51 7" draw:points="31,7 14,4 0,0 51,0 0,0 14,4">
          <text:p/>
        </draw:polygon>
        <draw:polygon draw:style-name="gr14" draw:text-style-name="P2" draw:layer="layout" svg:width="0.05cm" svg:height="0.006cm" svg:x="-5.579cm" svg:y="24.415cm" svg:viewBox="0 0 51 7" draw:points="31,7 14,4 0,0 51,0 0,0 14,4">
          <text:p/>
        </draw:polygon>
        <draw:polygon draw:style-name="gr14" draw:text-style-name="P2" draw:layer="layout" svg:width="0.01cm" svg:height="0.022cm" svg:x="-5.622cm" svg:y="24.51cm" svg:viewBox="0 0 11 23" draw:points="11,3 6,23 0,0 6,23">
          <text:p/>
        </draw:polygon>
        <draw:polygon draw:style-name="gr14" draw:text-style-name="P2" draw:layer="layout" svg:width="0.01cm" svg:height="0.022cm" svg:x="-5.622cm" svg:y="24.51cm" svg:viewBox="0 0 11 23" draw:points="11,3 6,23 0,0 6,23">
          <text:p/>
        </draw:polygon>
        <draw:polygon draw:style-name="gr14" draw:text-style-name="P2"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14" draw:text-style-name="P2"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14" draw:text-style-name="P2"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14" draw:text-style-name="P2"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14" draw:text-style-name="P2"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14" draw:text-style-name="P2"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14" draw:text-style-name="P2"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14" draw:text-style-name="P2"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14" draw:text-style-name="P2" draw:layer="layout" svg:width="0.054cm" svg:height="0.019cm" svg:x="-3.807cm" svg:y="21.456cm" svg:viewBox="0 0 55 20" draw:points="0,0 4,0 55,20 4,0">
          <text:p/>
        </draw:polygon>
        <draw:polygon draw:style-name="gr14" draw:text-style-name="P2" draw:layer="layout" svg:width="0.054cm" svg:height="0.019cm" svg:x="-3.807cm" svg:y="21.456cm" svg:viewBox="0 0 55 20" draw:points="0,0 4,0 55,20 4,0">
          <text:p/>
        </draw:polygon>
        <draw:path draw:style-name="gr14" draw:text-style-name="P2" draw:layer="layout" svg:width="1.168cm" svg:height="0.369cm" svg:x="-5.665cm" svg:y="14.451cm" svg:viewBox="0 0 1169 370" svg:d="M820 82l77-28 51-16 36-9 31-7 63-12 50-7 41-3-41 3-50 7-63 12-31 7-36 9-51 16zM0 369l140 1 208-13h7-7l-208 13z">
          <text:p/>
        </draw:path>
        <draw:path draw:style-name="gr14" draw:text-style-name="P2" draw:layer="layout" svg:width="1.627cm" svg:height="0.381cm" svg:x="-5.665cm" svg:y="14.439cm" svg:viewBox="0 0 1628 382" svg:d="M0 381l140 1 208-13h7-7l-208 13zM355 369l40-3 81-14 51-25 28-19 31-29 17-31 46-49 70-57 43-22 57-26 77-28 51-16 36-9 31-7 63-12 50-7 41-3 134-5 121-3 205-4">
          <text:p/>
        </draw:path>
        <draw:path draw:style-name="gr14" draw:text-style-name="P2" draw:layer="layout" svg:width="0cm" svg:height="0.005cm" svg:x="13.694cm" svg:y="44.41cm" svg:viewBox="0 0 1 6" svg:d="M1 3v-3M0 6l1-3">
          <text:p/>
        </draw:path>
        <draw:path draw:style-name="gr14" draw:text-style-name="P2"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14" draw:text-style-name="P2" draw:layer="layout" svg:width="0.392cm" svg:height="1.34cm" svg:x="10.586cm" svg:y="29.827cm" svg:viewBox="0 0 393 1341" svg:d="M0 0l107 120M383 1341l10-19z">
          <text:p/>
        </draw:path>
        <draw:path draw:style-name="gr14" draw:text-style-name="P2"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15" draw:text-style-name="P2"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14" draw:text-style-name="P2"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14" draw:text-style-name="P2"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14" draw:text-style-name="P2"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14" draw:text-style-name="P2"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16" draw:text-style-name="P2" draw:layer="layout" svg:width="3.443cm" svg:height="6.254cm" svg:x="19.508cm" svg:y="25.879cm" svg:viewBox="0 0 3444 6255" draw:points="89,6255 0,6091 169,5825 3277,298 3444,0">
          <text:p/>
        </draw:polyline>
        <draw:polyline draw:style-name="gr17" draw:text-style-name="P2" draw:layer="layout" svg:width="6.147cm" svg:height="12.147cm" svg:x="22.951cm" svg:y="13.732cm" svg:viewBox="0 0 6148 12148" draw:points="0,12148 3087,6633 4051,4342 4055,4285 4030,4138 4048,4011 4139,3943 4252,3873 5551,886 6148,0">
          <text:p/>
        </draw:polyline>
        <draw:polyline draw:style-name="gr18" draw:text-style-name="P2"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17" draw:text-style-name="P2" draw:layer="layout" svg:width="1.53cm" svg:height="2.362cm" svg:x="9.327cm" svg:y="15.094cm" svg:viewBox="0 0 1531 2363" draw:points="1531,2363 1033,1606 185,381 0,137 431,0 453,173 452,760">
          <text:p/>
        </draw:polyline>
        <draw:path draw:style-name="gr19" draw:text-style-name="P2"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17" draw:text-style-name="P2" draw:layer="layout" svg:width="1.872cm" svg:height="0.248cm" svg:x="3.333cm" svg:y="34.387cm" svg:viewBox="0 0 1873 249" svg:d="M1873 135c-91-68-128-91-329-129-116-22-236 18-324 47-19 7-51 22-95 34l-40 12c-227 79-718 166-878 147-2 0-84 6-207-18">
          <text:p/>
        </draw:path>
        <draw:path draw:style-name="gr16" draw:text-style-name="P2" draw:layer="layout" svg:width="7.391cm" svg:height="2.274cm" svg:x="11.919cm" svg:y="30.876cm" svg:viewBox="0 0 7392 2275" svg:d="M0 2275l207-60c0 0 884-235 2678-814l538-94 3932 1 37 89M7126 1179l-82-167-210-500 81-66 123-105 149-55-130-286">
          <text:p/>
        </draw:path>
        <draw:polyline draw:style-name="gr20" draw:text-style-name="P2" draw:layer="layout" svg:width="0.137cm" svg:height="0.382cm" svg:x="19.132cm" svg:y="31.791cm" svg:viewBox="0 0 138 383" draw:points="85,0 0,137 138,383">
          <text:p/>
        </draw:polyline>
        <draw:path draw:style-name="gr16" draw:text-style-name="P2" draw:layer="layout" svg:width="2.45cm" svg:height="4.956cm" svg:x="18.414cm" svg:y="25.948cm" svg:viewBox="0 0 2451 4957" svg:d="M284 4839l-284 118M2167 0l1 3086 283 577">
          <text:p/>
        </draw:path>
        <draw:polyline draw:style-name="gr17" draw:text-style-name="P2" draw:layer="layout" svg:width="1.822cm" svg:height="12.279cm" svg:x="19.724cm" svg:y="13.599cm" svg:viewBox="0 0 1823 12280" draw:points="1823,0 1823,238 1,237 0,969 50,1048 858,1048 857,12280 1022,12279 1452,12279">
          <text:p/>
        </draw:polyline>
        <draw:polyline draw:style-name="gr18" draw:text-style-name="P2" draw:layer="layout" svg:width="4.045cm" svg:height="0.79cm" svg:x="11.47cm" svg:y="23.513cm" svg:viewBox="0 0 4046 791" draw:points="3921,0 4037,360 4046,791 0,791">
          <text:p/>
        </draw:polyline>
        <draw:line draw:style-name="gr21" draw:text-style-name="P2" draw:layer="layout" svg:x1="17.304cm" svg:y1="20.449cm" svg:x2="17.523cm" svg:y2="20.449cm">
          <text:p/>
        </draw:line>
        <draw:path draw:style-name="gr17" draw:text-style-name="P2" draw:layer="layout" svg:width="12.612cm" svg:height="7.07cm" svg:x="14.79cm" svg:y="17.143cm" svg:viewBox="0 0 12613 7071" svg:d="M635 7071l-27-357c-183-475-199-465-210-494l-398-1M12613 0l-162 557 18 79-9 73-36 61-52 74-409 964-276 372">
          <text:p/>
        </draw:path>
        <draw:path draw:style-name="gr18" draw:text-style-name="P2" draw:layer="layout" svg:width="19.622cm" svg:height="0.847cm" svg:x="6.42cm" svg:y="20.28cm" svg:viewBox="0 0 19623 848" svg:d="M19623 0l-8770 2v460l-237 2-3-461-4337 1h-38c-14 0-31-3-96 9-8 1-52 34-69 51s-85 37-107 32c-114-27-213-94-213-94l-5753 1M10853 467v381">
          <text:p/>
        </draw:path>
        <draw:path draw:style-name="gr17" draw:text-style-name="P2" draw:layer="layout" svg:width="1.861cm" svg:height="0.106cm" svg:x="20.557cm" svg:y="16.306cm" svg:viewBox="0 0 1862 107" svg:d="M0 0c132 0-11 0 1862 1v106">
          <text:p/>
        </draw:path>
        <draw:path draw:style-name="gr19" draw:text-style-name="P2"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17" draw:text-style-name="P2" draw:layer="layout" svg:width="3.295cm" svg:height="9.57cm" svg:x="24.144cm" svg:y="20.288cm" svg:viewBox="0 0 3296 9571" svg:d="M47 9571l48-19-95-216 736-334 673-300 177-142 91-157 307-487-1444-863c243-406 472-1066 472-1066l955-2432-1-1923 99-102 183-87 1048-1442-1365-1">
          <text:p/>
        </draw:path>
        <draw:path draw:style-name="gr16" draw:text-style-name="P2" draw:layer="layout" svg:width="8.753cm" svg:height="6.609cm" svg:x="16.46cm" svg:y="25.804cm" svg:viewBox="0 0 8754 6610" svg:d="M7694 4067l-429 237-729 48-504 266-321 248-467 368-370 297-1544 803-43-70-227 112M8754 269l-808-269M0 369l3031 6186-105 55">
          <text:p/>
        </draw:path>
        <draw:polyline draw:style-name="gr17" draw:text-style-name="P2" draw:layer="layout" svg:width="4.274cm" svg:height="6.71cm" svg:x="12.165cm" svg:y="19.428cm" svg:viewBox="0 0 4275 6711" draw:points="0,0 380,555 436,666 475,755 529,847 3295,4893 4275,6711">
          <text:p/>
        </draw:polyline>
        <draw:line draw:style-name="gr22" draw:text-style-name="P2" draw:layer="layout" svg:x1="14.812cm" svg:y1="23.492cm" svg:x2="15.291cm" svg:y2="24.18cm">
          <text:p/>
        </draw:line>
        <draw:path draw:style-name="gr19" draw:text-style-name="P2" draw:layer="layout" svg:width="9.852cm" svg:height="12.012cm" svg:x="9.702cm" svg:y="20.327cm" svg:viewBox="0 0 9853 12013" svg:d="M9853 12013l-2966-6072-1050-1948-2513-3658 1-334-370-1c0 0-22-2-75 13-3 1-64 49-87 60-31 14-84 27-118 22-116-17-225-91-225-91l-2450 2">
          <text:p/>
        </draw:path>
        <draw:polyline draw:style-name="gr17" draw:text-style-name="P2" draw:layer="layout" svg:width="5.38cm" svg:height="3.877cm" svg:x="10.247cm" svg:y="35.283cm" svg:viewBox="0 0 5381 3878" draw:points="5381,0 4965,1267 4801,1224 4566,1152 4321,1017 4173,869 4051,720 3940,513 3294,1442 3300,3864 0,3863 0,3696 94,3570 427,3569 427,3878">
          <text:p/>
        </draw:polyline>
        <draw:line draw:style-name="gr18" draw:text-style-name="P2" draw:layer="layout" svg:x1="9.805cm" svg:y1="25.087cm" svg:x2="26.018cm" svg:y2="25.088cm">
          <text:p/>
        </draw:line>
        <draw:line draw:style-name="gr23" draw:text-style-name="P2" draw:layer="layout" svg:x1="6.492cm" svg:y1="23.032cm" svg:x2="6.492cm" svg:y2="18.665cm">
          <text:p/>
        </draw:line>
        <draw:line draw:style-name="gr24" draw:text-style-name="P2" draw:layer="layout" svg:x1="18.275cm" svg:y1="30.874cm" svg:x2="18.028cm" svg:y2="30.337cm">
          <text:p/>
        </draw:line>
        <draw:path draw:style-name="gr23" draw:text-style-name="P2"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19" draw:text-style-name="P2"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25" draw:text-style-name="P2" draw:layer="layout" svg:width="0.361cm" svg:height="0.321cm" svg:x="19.371cm" svg:y="32.056cm" svg:viewBox="0 0 362 322" svg:d="M0 236l362-173M182 322l-96-206 250-116M338 245l-73-146">
          <text:p/>
        </draw:path>
        <draw:path draw:style-name="gr23" draw:text-style-name="P2" draw:layer="layout" svg:width="0.301cm" svg:height="0.558cm" svg:x="18.351cm" svg:y="30.753cm" svg:viewBox="0 0 302 559" svg:d="M127 559c0 0-122-264-127-279l302-126-70-154">
          <text:p/>
        </draw:path>
        <draw:line draw:style-name="gr18" draw:text-style-name="P2" draw:layer="layout" svg:x1="11.588cm" svg:y1="24.308cm" svg:x2="11.609cm" svg:y2="24.329cm">
          <text:p/>
        </draw:line>
        <draw:polyline draw:style-name="gr26" draw:text-style-name="P2" draw:layer="layout" svg:width="0.727cm" svg:height="0.718cm" svg:x="11.635cm" svg:y="24.354cm" svg:viewBox="0 0 728 719" draw:points="0,0 437,422 728,719">
          <text:p/>
        </draw:polyline>
        <draw:path draw:style-name="gr18" draw:text-style-name="P2" draw:layer="layout" svg:width="0.196cm" svg:height="0.282cm" svg:x="12.375cm" svg:y="25.086cm" svg:viewBox="0 0 197 283" svg:d="M0 0l21 20M28 120l169 163">
          <text:p/>
        </draw:path>
        <draw:path draw:style-name="gr19" draw:text-style-name="P2" draw:layer="layout" svg:width="0.972cm" svg:height="16.088cm" svg:x="20.635cm" svg:y="13.598cm" svg:viewBox="0 0 973 16089" svg:d="M337 16089l-317-671-20-11250 1-45 2-8 5-8c53-54 87-100 417-270 329-169 359-509 359-509v-3032h189v-296">
          <text:p/>
        </draw:path>
        <draw:path draw:style-name="gr27" draw:text-style-name="P2"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28" draw:text-style-name="P2" draw:layer="layout" svg:x1="9.98cm" svg:y1="29.021cm" svg:x2="8.937cm" svg:y2="29.025cm">
          <text:p/>
        </draw:line>
        <draw:line draw:style-name="gr18" draw:text-style-name="P2" draw:layer="layout" svg:x1="9.681cm" svg:y1="15.331cm" svg:x2="9.66cm" svg:y2="15.242cm">
          <text:p/>
        </draw:line>
        <draw:path draw:style-name="gr29" draw:text-style-name="P2" draw:layer="layout" svg:width="6.061cm" svg:height="4.976cm" svg:x="3.986cm" svg:y="24.125cm" svg:viewBox="0 0 6062 4977" svg:d="M6062 4897l-217-74-923 1M6062 4897l-217 80h-923l1-2678-1970-1099-1262-310-1-396-404-217-454-44-832 5 1-238">
          <text:p/>
        </draw:path>
        <draw:path draw:style-name="gr23" draw:text-style-name="P2" draw:layer="layout" svg:width="0.163cm" svg:height="0.091cm" svg:x="18.195cm" svg:y="30.252cm" svg:viewBox="0 0 164 92" svg:d="M0 0l44 92c48-20 86-35 120-49">
          <text:p/>
        </draw:path>
        <draw:path draw:style-name="gr16" draw:text-style-name="P2" draw:layer="layout" svg:width="3.668cm" svg:height="2.967cm" svg:x="15.628cm" svg:y="32.311cm" svg:viewBox="0 0 3669 2968" svg:d="M3669 0l-2961 1449 221 386 35 66-176 86c0 0-209 66-269 273 0 0-10 38-70 104s-369 358-369 358l-80 246">
          <text:p/>
        </draw:path>
        <draw:line draw:style-name="gr18" draw:text-style-name="P2" draw:layer="layout" svg:x1="12.699cm" svg:y1="25.087cm" svg:x2="12.698cm" svg:y2="25.365cm">
          <text:p/>
        </draw:line>
        <draw:path draw:style-name="gr19" draw:text-style-name="P2"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18" draw:text-style-name="P2" draw:layer="layout" svg:width="0.574cm" svg:height="0.459cm" svg:x="12.573cm" svg:y="25.365cm" svg:viewBox="0 0 575 460" draw:points="124,5 375,320 404,369 352,388 419,460 573,458 575,0 0,0">
          <text:p/>
        </draw:polyline>
        <draw:path draw:style-name="gr17" draw:text-style-name="P2" draw:layer="layout" svg:width="4.655cm" svg:height="2.337cm" svg:x="5.613cm" svg:y="36.822cm" svg:viewBox="0 0 4656 2338" svg:d="M4656 2212h-248v126h-2700v-2338h-99l-651 203 8 19 21 19 24 14 29 21-115 223c20 11 134 85 134 85l18 55-6 59-594 914-294 441-183-111 237-362 174 119">
          <text:p/>
        </draw:path>
        <draw:path draw:style-name="gr30" draw:text-style-name="P2" draw:layer="layout" svg:width="0.27cm" svg:height="0.497cm" svg:x="6.306cm" svg:y="37.353cm" svg:viewBox="0 0 271 498" svg:d="M271 0l-115 29-148 212c-9 81-15 158 5 169l152 88">
          <text:p/>
        </draw:path>
        <draw:line draw:style-name="gr18" draw:text-style-name="P2" draw:layer="layout" svg:x1="11.133cm" svg:y1="14.659cm" svg:x2="11.133cm" svg:y2="14.775cm">
          <text:p/>
        </draw:line>
        <draw:polyline draw:style-name="gr17" draw:text-style-name="P2" draw:layer="layout" svg:width="1.626cm" svg:height="0.421cm" svg:x="12.622cm" svg:y="19.713cm" svg:viewBox="0 0 1627 422" draw:points="1627,0 1627,78 1521,122 1395,75 1197,69 1198,422 0,421">
          <text:p/>
        </draw:polyline>
        <draw:path draw:style-name="gr18" draw:text-style-name="P2"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31" draw:text-style-name="P2"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18" draw:text-style-name="P2" draw:layer="layout" svg:width="4.294cm" svg:height="2.442cm" svg:x="4.353cm" svg:y="20.283cm" svg:viewBox="0 0 4295 2443" svg:d="M4295 2443l-59-60M0 104v-103l2086-1-1 707 2098 1622 53 54">
          <text:p/>
        </draw:path>
        <draw:path draw:style-name="gr19" draw:text-style-name="P2" draw:layer="layout" svg:width="2.729cm" svg:height="7.404cm" svg:x="11.167cm" svg:y="14.529cm" svg:viewBox="0 0 2730 7405" svg:d="M914 0v166h-679l-24 41-17 51-7 58-2 1464-184 4-1 203 19 75 20 49 33 28 59 36 74 3M2730 7378v27">
          <text:p/>
        </draw:path>
        <draw:line draw:style-name="gr32" draw:text-style-name="P2" draw:layer="layout" svg:x1="13.897cm" svg:y1="21.968cm" svg:x2="13.899cm" svg:y2="22.128cm">
          <text:p/>
        </draw:line>
        <draw:polyline draw:style-name="gr19" draw:text-style-name="P2" draw:layer="layout" svg:width="0.017cm" svg:height="0.047cm" svg:x="13.888cm" svg:y="22.145cm" svg:viewBox="0 0 18 48" draw:points="11,0 11,11 0,25 18,48">
          <text:p/>
        </draw:polyline>
        <draw:line draw:style-name="gr32" draw:text-style-name="P2" draw:layer="layout" svg:x1="13.925cm" svg:y1="22.222cm" svg:x2="14.647cm" svg:y2="23.245cm">
          <text:p/>
        </draw:line>
        <draw:polyline draw:style-name="gr19" draw:text-style-name="P2" draw:layer="layout" svg:width="0.046cm" svg:height="0.023cm" svg:x="14.656cm" svg:y="23.259cm" svg:viewBox="0 0 47 24" draw:points="0,0 17,24 47,24">
          <text:p/>
        </draw:polyline>
        <draw:path draw:style-name="gr33" draw:text-style-name="P2" draw:layer="layout" svg:width="4.647cm" svg:height="8.996cm" svg:x="14.74cm" svg:y="23.282cm" svg:viewBox="0 0 4648 8997" svg:d="M0 1h458c22-19 200 444 247 556l17 615 971 1815 2955 6010">
          <text:p/>
        </draw:path>
        <draw:path draw:style-name="gr19" draw:text-style-name="P2"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line draw:style-name="gr19" draw:text-style-name="P2" draw:layer="layout" svg:x1="15.174cm" svg:y1="19.498cm" svg:x2="15.174cm" svg:y2="19.471cm">
          <text:p/>
        </draw:line>
        <draw:line draw:style-name="gr34" draw:text-style-name="P2" draw:layer="layout" svg:x1="15.174cm" svg:y1="19.44cm" svg:x2="15.173cm" svg:y2="19.22cm">
          <text:p/>
        </draw:line>
        <draw:polyline draw:style-name="gr19" draw:text-style-name="P2" draw:layer="layout" svg:width="0.029cm" svg:height="0.028cm" svg:x="15.173cm" svg:y="19.177cm" svg:viewBox="0 0 30 29" draw:points="0,29 0,0 30,0">
          <text:p/>
        </draw:polyline>
        <draw:line draw:style-name="gr35" draw:text-style-name="P2" draw:layer="layout" svg:x1="15.236cm" svg:y1="19.177cm" svg:x2="15.391cm" svg:y2="19.177cm">
          <text:p/>
        </draw:line>
        <draw:polyline draw:style-name="gr19" draw:text-style-name="P2" draw:layer="layout" svg:width="0.029cm" svg:height="0.028cm" svg:x="15.408cm" svg:y="19.177cm" svg:viewBox="0 0 30 29" draw:points="0,0 30,0 30,29">
          <text:p/>
        </draw:polyline>
        <draw:line draw:style-name="gr36" draw:text-style-name="P2" draw:layer="layout" svg:x1="15.438cm" svg:y1="19.238cm" svg:x2="15.441cm" svg:y2="19.47cm">
          <text:p/>
        </draw:line>
        <draw:polyline draw:style-name="gr19" draw:text-style-name="P2" draw:layer="layout" svg:width="0.029cm" svg:height="0.028cm" svg:x="15.412cm" svg:y="19.485cm" svg:viewBox="0 0 30 29" draw:points="29,0 30,29 0,29">
          <text:p/>
        </draw:polyline>
        <draw:line draw:style-name="gr37" draw:text-style-name="P2" draw:layer="layout" svg:x1="15.37cm" svg:y1="19.513cm" svg:x2="14.767cm" svg:y2="19.513cm">
          <text:p/>
        </draw:line>
        <draw:line draw:style-name="gr19" draw:text-style-name="P2" draw:layer="layout" svg:x1="14.746cm" svg:y1="19.513cm" svg:x2="14.717cm" svg:y2="19.513cm">
          <text:p/>
        </draw:line>
        <draw:path draw:style-name="gr18" draw:text-style-name="P2"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23" draw:text-style-name="P2"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17" draw:text-style-name="P2"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18" draw:text-style-name="P2" draw:layer="layout" svg:width="6.093cm" svg:height="2.471cm" svg:x="3.164cm" svg:y="24.091cm" svg:viewBox="0 0 6094 2472" draw:points="673,213 0,0 1,215 1672,213 2061,251 2138,259 2176,280 3338,918 3486,1002 4154,1003 4154,1381 6094,2472">
          <text:p/>
        </draw:polyline>
        <draw:path draw:style-name="gr18" draw:text-style-name="P2"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23" draw:text-style-name="P2"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24" draw:text-style-name="P2" draw:layer="layout" svg:x1="12.188cm" svg:y1="24.977cm" svg:x2="13.125cm" svg:y2="24.976cm">
          <text:p/>
        </draw:line>
        <draw:polyline draw:style-name="gr23" draw:text-style-name="P2" draw:layer="layout" svg:width="0.049cm" svg:height="0.046cm" svg:x="13.144cm" svg:y="24.976cm" svg:viewBox="0 0 50 47" draw:points="0,0 50,0 50,47">
          <text:p/>
        </draw:polyline>
        <draw:line draw:style-name="gr38" draw:text-style-name="P2" draw:layer="layout" svg:x1="13.193cm" svg:y1="25.056cm" svg:x2="13.192cm" svg:y2="25.641cm">
          <text:p/>
        </draw:line>
        <draw:line draw:style-name="gr23" draw:text-style-name="P2" draw:layer="layout" svg:x1="13.192cm" svg:y1="25.658cm" svg:x2="13.192cm" svg:y2="25.704cm">
          <text:p/>
        </draw:line>
        <draw:path draw:style-name="gr18" draw:text-style-name="P2"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39" draw:text-style-name="P2" draw:layer="layout" svg:width="2.011cm" svg:height="4.251cm" svg:x="13.554cm" svg:y="19.466cm" svg:viewBox="0 0 2012 4252" draw:points="1823,3957 1822,4241 1707,4252 1547,3957 2012,3958 2011,0 584,5 582,249 469,221 429,220 429,951 0,952 0,767 448,768">
          <text:p/>
        </draw:polyline>
        <draw:path draw:style-name="gr40" draw:text-style-name="P2" draw:layer="layout" svg:width="0.746cm" svg:height="0.226cm" svg:x="9.047cm" svg:y="11.553cm" svg:viewBox="0 0 747 227" svg:d="M747 128v-128M92 227h-92">
          <text:p/>
        </draw:path>
        <draw:polygon draw:style-name="gr41" draw:text-style-name="P2" draw:layer="layout" svg:width="0.422cm" svg:height="0.324cm" svg:x="7.807cm" svg:y="14.015cm" svg:viewBox="0 0 423 325" draw:points="309,325 423,264 199,0 0,64 212,228">
          <text:p/>
        </draw:polygon>
        <draw:path draw:style-name="gr39" draw:text-style-name="P2"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42" draw:text-style-name="P2" draw:layer="layout" svg:x1="15.484cm" svg:y1="23.103cm" svg:x2="15.421cm" svg:y2="23.103cm">
          <text:p/>
        </draw:line>
        <draw:polyline draw:style-name="gr39" draw:text-style-name="P2" draw:layer="layout" svg:width="0.029cm" svg:height="0.027cm" svg:x="15.378cm" svg:y="23.103cm" svg:viewBox="0 0 30 28" draw:points="30,0 0,0 0,28">
          <text:p/>
        </draw:polyline>
        <draw:line draw:style-name="gr42" draw:text-style-name="P2" draw:layer="layout" svg:x1="15.377cm" svg:y1="23.157cm" svg:x2="15.377cm" svg:y2="23.363cm">
          <text:p/>
        </draw:line>
        <draw:path draw:style-name="gr39" draw:text-style-name="P2" draw:layer="layout" svg:width="0.167cm" svg:height="1.478cm" svg:x="15.376cm" svg:y="21.926cm" svg:viewBox="0 0 168 1479" svg:d="M1 1452l-1 27M168 0h-31">
          <text:p/>
        </draw:path>
        <draw:line draw:style-name="gr43" draw:text-style-name="P2" draw:layer="layout" svg:x1="15.48cm" svg:y1="21.926cm" svg:x2="14.765cm" svg:y2="21.926cm">
          <text:p/>
        </draw:line>
        <draw:polyline draw:style-name="gr39" draw:text-style-name="P2" draw:layer="layout" svg:width="0.03cm" svg:height="0.028cm" svg:x="14.719cm" svg:y="21.898cm" svg:viewBox="0 0 31 29" draw:points="31,29 0,29 0,0">
          <text:p/>
        </draw:polyline>
        <draw:line draw:style-name="gr44" draw:text-style-name="P2" draw:layer="layout" svg:x1="14.719cm" svg:y1="21.868cm" svg:x2="14.719cm" svg:y2="21.228cm">
          <text:p/>
        </draw:line>
        <draw:polyline draw:style-name="gr39" draw:text-style-name="P2" draw:layer="layout" svg:width="0.03cm" svg:height="0.028cm" svg:x="14.719cm" svg:y="21.185cm" svg:viewBox="0 0 31 29" draw:points="0,29 0,0 31,0">
          <text:p/>
        </draw:polyline>
        <draw:line draw:style-name="gr43" draw:text-style-name="P2" draw:layer="layout" svg:x1="14.782cm" svg:y1="21.185cm" svg:x2="15.497cm" svg:y2="21.185cm">
          <text:p/>
        </draw:line>
        <draw:line draw:style-name="gr39" draw:text-style-name="P2" draw:layer="layout" svg:x1="15.513cm" svg:y1="21.185cm" svg:x2="15.543cm" svg:y2="21.185cm">
          <text:p/>
        </draw:line>
        <draw:path draw:style-name="gr45" draw:text-style-name="P2" draw:layer="layout" svg:width="1.826cm" svg:height="6.299cm" svg:x="25.406cm" svg:y="21.494cm" svg:viewBox="0 0 1827 6300" svg:d="M38 6300l18-298 19-233 27-234 36-297 64-460 463-1180h533l-95-224c-66-136-87-411-87-411l30-574 18-420 54-152 86-101 75-71 50-64 242-1014 256-365-729-201-1098-1">
          <text:p/>
        </draw:path>
        <draw:path draw:style-name="gr39" draw:text-style-name="P2" draw:layer="layout" svg:width="6.889cm" svg:height="2.375cm" svg:x="6.16cm" svg:y="23.086cm" svg:viewBox="0 0 6890 2376" svg:d="M6595 2221v-270l-1359 2v-1143h-1103v-293l-310-136v430c0 0-446 2-456 0-137-22-208-375-208-375l-207-221-78 188h-2531l-1-403h-342M6890 2232c-125 0-101 0-385 0l-167 144">
          <text:p/>
        </draw:path>
        <draw:line draw:style-name="gr18" draw:text-style-name="P2" draw:layer="layout" svg:x1="14.311cm" svg:y1="20.844cm" svg:x2="14.141cm" svg:y2="20.841cm">
          <text:p/>
        </draw:line>
        <draw:path draw:style-name="gr39" draw:text-style-name="P2"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39" draw:text-style-name="P2"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46" draw:text-style-name="P2"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47" draw:text-style-name="P2" draw:layer="layout" svg:x1="6.458cm" svg:y1="36.464cm" svg:x2="5.961cm" svg:y2="36.464cm">
          <text:p/>
        </draw:line>
        <draw:polyline draw:style-name="gr46" draw:text-style-name="P2" draw:layer="layout" svg:width="0.039cm" svg:height="0.036cm" svg:x="5.894cm" svg:y="36.428cm" svg:viewBox="0 0 40 37" draw:points="40,37 0,37 0,0">
          <text:p/>
        </draw:polyline>
        <draw:line draw:style-name="gr48" draw:text-style-name="P2" draw:layer="layout" svg:x1="5.894cm" svg:y1="36.378cm" svg:x2="5.894cm" svg:y2="36.056cm">
          <text:p/>
        </draw:line>
        <draw:polyline draw:style-name="gr46" draw:text-style-name="P2" draw:layer="layout" svg:width="0.039cm" svg:height="0.036cm" svg:x="5.894cm" svg:y="35.995cm" svg:viewBox="0 0 40 37" draw:points="0,37 0,0 40,0">
          <text:p/>
        </draw:polyline>
        <draw:line draw:style-name="gr48" draw:text-style-name="P2" draw:layer="layout" svg:x1="5.986cm" svg:y1="35.995cm" svg:x2="6.448cm" svg:y2="35.994cm">
          <text:p/>
        </draw:line>
        <draw:line draw:style-name="gr46" draw:text-style-name="P2" draw:layer="layout" svg:x1="6.475cm" svg:y1="35.994cm" svg:x2="6.513cm" svg:y2="35.994cm">
          <text:p/>
        </draw:line>
        <draw:line draw:style-name="gr49" draw:text-style-name="P2" draw:layer="layout" svg:x1="6.486cm" svg:y1="37.928cm" svg:x2="6.272cm" svg:y2="37.803cm">
          <text:p/>
        </draw:line>
        <draw:path draw:style-name="gr50" draw:text-style-name="P2" draw:layer="layout" svg:width="10.315cm" svg:height="18.506cm" svg:x="18.88cm" svg:y="13.732cm" svg:viewBox="0 0 10316 18507" svg:d="M842 18507l-143-269 189-266 3094-5527 3255-5813 931-2258 17-89-5-147-2-97 106-86 137-82 1278-2969 617-904M0 16904l14 34">
          <text:p/>
        </draw:path>
        <draw:line draw:style-name="gr51" draw:text-style-name="P2" draw:layer="layout" svg:x1="18.919cm" svg:y1="30.728cm" svg:x2="18.964cm" svg:y2="30.837cm">
          <text:p/>
        </draw:line>
        <draw:polyline draw:style-name="gr50" draw:text-style-name="P2" draw:layer="layout" svg:width="0.049cm" svg:height="0.034cm" svg:x="18.975cm" svg:y="30.865cm" svg:viewBox="0 0 50 35" draw:points="0,0 15,35 50,19">
          <text:p/>
        </draw:polyline>
        <draw:line draw:style-name="gr52" draw:text-style-name="P2" draw:layer="layout" svg:x1="19.065cm" svg:y1="30.867cm" svg:x2="19.139cm" svg:y2="30.833cm">
          <text:p/>
        </draw:line>
        <draw:polyline draw:style-name="gr50" draw:text-style-name="P2" draw:layer="layout" svg:width="0.035cm" svg:height="0.049cm" svg:x="19.159cm" svg:y="30.774cm" svg:viewBox="0 0 36 50" draw:points="0,50 36,35 20,0">
          <text:p/>
        </draw:polyline>
        <draw:line draw:style-name="gr53" draw:text-style-name="P2" draw:layer="layout" svg:x1="19.156cm" svg:y1="30.725cm" svg:x2="19.112cm" svg:y2="30.632cm">
          <text:p/>
        </draw:line>
        <draw:polyline draw:style-name="gr50" draw:text-style-name="P2" draw:layer="layout" svg:width="0.035cm" svg:height="0.048cm" svg:x="19.085cm" svg:y="30.559cm" svg:viewBox="0 0 36 49" draw:points="16,49 0,15 36,0">
          <text:p/>
        </draw:polyline>
        <draw:polyline draw:style-name="gr54" draw:text-style-name="P2" draw:layer="layout" svg:width="7.754cm" svg:height="12.754cm" svg:x="19.174cm" svg:y="17.782cm" svg:viewBox="0 0 7755 12755" draw:points="0,12755 1407,12161 1427,12138 3553,8341 6807,2527 7738,269 7755,180 7750,33 7749,0">
          <text:p/>
        </draw:polyline>
        <draw:polyline draw:style-name="gr50" draw:text-style-name="P2" draw:layer="layout" svg:width="0.029cm" svg:height="0.061cm" svg:x="26.921cm" svg:y="17.694cm" svg:viewBox="0 0 30 62" draw:points="0,62 0,24 30,0">
          <text:p/>
        </draw:polyline>
        <draw:polyline draw:style-name="gr55" draw:text-style-name="P2" draw:layer="layout" svg:width="0.102cm" svg:height="0.066cm" svg:x="27.001cm" svg:y="17.587cm" svg:viewBox="0 0 103 67" draw:points="0,67 27,46 103,0">
          <text:p/>
        </draw:polyline>
        <draw:path draw:style-name="gr50" draw:text-style-name="P2" draw:layer="layout" svg:width="8.087cm" svg:height="13.02cm" svg:x="19.229cm" svg:y="17.55cm" svg:viewBox="0 0 8088 13021" svg:d="M7903 20l33-20 38 9M8051 28l37 9M0 12988l16 33">
          <text:p/>
        </draw:path>
        <draw:line draw:style-name="gr56" draw:text-style-name="P2" draw:layer="layout" svg:x1="19.266cm" svg:y1="30.614cm" svg:x2="19.305cm" svg:y2="30.695cm">
          <text:p/>
        </draw:line>
        <draw:path draw:style-name="gr50" draw:text-style-name="P2" draw:layer="layout" svg:width="0.143cm" svg:height="0.195cm" svg:x="19.194cm" svg:y="30.613cm" svg:viewBox="0 0 144 196" svg:d="M121 104l16 34-35 15M35 181l-35 15M108 15l36-15">
          <text:p/>
        </draw:path>
        <draw:line draw:style-name="gr57" draw:text-style-name="P2" draw:layer="layout" svg:x1="19.39cm" svg:y1="30.59cm" svg:x2="20.49cm" svg:y2="30.115cm">
          <text:p/>
        </draw:line>
        <draw:path draw:style-name="gr50" draw:text-style-name="P2" draw:layer="layout" svg:width="0.074cm" svg:height="0.169cm" svg:x="20.515cm" svg:y="29.935cm" svg:viewBox="0 0 75 170" svg:d="M0 170l37-15 9-36M66 36l9-36">
          <text:p/>
        </draw:path>
        <draw:path draw:style-name="gr50" draw:text-style-name="P2" draw:layer="layout" svg:width="1.215cm" svg:height="2.209cm" svg:x="26.533cm" svg:y="17.143cm" svg:viewBox="0 0 1216 2210" svg:d="M967 0l-182 556 18 79-10 73-54 97-53 93-390 910-296 402M790 696h426M771 760h40">
          <text:p/>
        </draw:path>
        <draw:line draw:style-name="gr58" draw:text-style-name="P2" draw:layer="layout" svg:x1="27.404cm" svg:y1="17.903cm" svg:x2="27.659cm" svg:y2="17.902cm">
          <text:p/>
        </draw:line>
        <draw:line draw:style-name="gr50" draw:text-style-name="P2" draw:layer="layout" svg:x1="27.69cm" svg:y1="17.902cm" svg:x2="27.729cm" svg:y2="17.902cm">
          <text:p/>
        </draw:line>
        <draw:path draw:style-name="gr40" draw:text-style-name="P2"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40" draw:text-style-name="P2" draw:layer="layout" svg:width="0.981cm" svg:height="3.875cm" svg:x="9.054cm" svg:y="11.549cm" svg:viewBox="0 0 982 3876" draw:points="538,3876 417,3639 328,3456 205,3340 205,1267 0,920 1,1 903,0 904,282 982,379 4,380">
          <text:p/>
        </draw:polyline>
        <draw:polygon draw:style-name="gr59" draw:text-style-name="P5" draw:layer="layout" svg:width="1.317cm" svg:height="1.956cm" svg:x="10.941cm" svg:y="17.459cm" svg:viewBox="0 0 1318 1957" draw:points="1318,1939 1287,1957 0,21 33,0">
          <text:p/>
        </draw:polygon>
        <draw:frame draw:style-name="gr60" draw:text-style-name="P10" draw:layer="layout" svg:width="0.124cm" svg:height="0.162cm" draw:transform="rotate (-0.388161225643539) translate (30.926cm 5.794cm)">
          <draw:text-box>
            <text:p text:style-name="P6"><text:span text:style-name="T7"><text:s/></text:span></text:p>
          </draw:text-box>
        </draw:frame>
        <draw:frame draw:style-name="gr60" draw:text-style-name="P10" draw:layer="layout" svg:width="0.124cm" svg:height="0.162cm" draw:transform="rotate (-0.378561914757571) translate (30.952cm 5.806cm)">
          <draw:text-box>
            <text:p text:style-name="P6"><text:span text:style-name="T7"><text:s/></text:span></text:p>
          </draw:text-box>
        </draw:frame>
        <draw:frame draw:style-name="gr61" draw:text-style-name="P10" draw:layer="layout" svg:width="0.125cm" svg:height="0.162cm" draw:transform="rotate (0.217468024798493) translate (24.233cm 5.514cm)">
          <draw:text-box>
            <text:p text:style-name="P6"><text:span text:style-name="T8"><text:s/></text:span></text:p>
          </draw:text-box>
        </draw:frame>
        <draw:frame draw:style-name="gr61" draw:text-style-name="P10" draw:layer="layout" svg:width="0.125cm" svg:height="0.162cm" draw:transform="rotate (0.226892802759263) translate (24.261cm 5.507cm)">
          <draw:text-box>
            <text:p text:style-name="P6"><text:span text:style-name="T8"><text:s/></text:span></text:p>
          </draw:text-box>
        </draw:frame>
        <draw:frame draw:style-name="gr60" draw:text-style-name="P10" draw:layer="layout" svg:width="0.124cm" svg:height="0.162cm" draw:transform="rotate (0.414166631498254) translate (17.129cm 13.183cm)">
          <draw:text-box>
            <text:p text:style-name="P6"><text:span text:style-name="T7"><text:s/></text:span></text:p>
          </draw:text-box>
        </draw:frame>
        <draw:frame draw:style-name="gr61" draw:text-style-name="P10" draw:layer="layout" svg:width="0.125cm" svg:height="0.162cm" draw:transform="rotate (0.272969495011913) translate (17.436cm 13.059cm)">
          <draw:text-box>
            <text:p text:style-name="P6"><text:span text:style-name="T8"><text:s/></text:span></text:p>
          </draw:text-box>
        </draw:frame>
        <draw:frame draw:style-name="gr61" draw:text-style-name="P10" draw:layer="layout" svg:width="0.125cm" svg:height="0.162cm" draw:transform="rotate (0.188321026290188) translate (17.474cm 13.049cm)">
          <draw:text-box>
            <text:p text:style-name="P6"><text:span text:style-name="T8"><text:s/></text:span></text:p>
          </draw:text-box>
        </draw:frame>
        <draw:frame draw:style-name="gr62" draw:text-style-name="P11" draw:layer="layout" svg:width="0.12cm" svg:height="0.166cm" draw:transform="rotate (0.977733446967224) translate (19.893cm 11.164cm)">
          <draw:text-box>
            <text:p text:style-name="P6"><text:span text:style-name="T9"><text:s/></text:span></text:p>
          </draw:text-box>
        </draw:frame>
        <draw:frame draw:style-name="gr62" draw:text-style-name="P11" draw:layer="layout" svg:width="0.12cm" svg:height="0.166cm" draw:transform="rotate (0.996408469963563) translate (19.909cm 11.142cm)">
          <draw:text-box>
            <text:p text:style-name="P6"><text:span text:style-name="T9"><text:s/></text:span></text:p>
          </draw:text-box>
        </draw:frame>
        <draw:frame draw:style-name="gr63" draw:text-style-name="P12" draw:layer="layout" svg:width="0.12cm" svg:height="0.175cm" draw:transform="rotate (1.02956972575146) translate (20.135cm 10.766cm)">
          <draw:text-box>
            <text:p text:style-name="P6"><text:span text:style-name="T10"><text:s/></text:span></text:p>
          </draw:text-box>
        </draw:frame>
        <draw:frame draw:style-name="gr60" draw:text-style-name="P10" draw:layer="layout" svg:width="0.124cm" svg:height="0.162cm" draw:transform="rotate (0.393571746324721) translate (13.674cm 15.091cm)">
          <draw:text-box>
            <text:p text:style-name="P6"><text:span text:style-name="T7"><text:s/></text:span></text:p>
          </draw:text-box>
        </draw:frame>
        <draw:frame draw:style-name="gr60" draw:text-style-name="P10" draw:layer="layout" svg:width="0.124cm" svg:height="0.162cm" draw:transform="rotate (0.401774793809095) translate (13.7cm 15.08cm)">
          <draw:text-box>
            <text:p text:style-name="P6"><text:span text:style-name="T7"><text:s/></text:span></text:p>
          </draw:text-box>
        </draw:frame>
        <draw:frame draw:style-name="gr60" draw:text-style-name="P10" draw:layer="layout" svg:width="0.124cm" svg:height="0.162cm" draw:transform="rotate (0.402996524285491) translate (8.646cm 15.868cm)">
          <draw:text-box>
            <text:p text:style-name="P6"><text:span text:style-name="T7"><text:s/></text:span></text:p>
          </draw:text-box>
        </draw:frame>
        <draw:frame draw:style-name="gr60" draw:text-style-name="P10" draw:layer="layout" svg:width="0.124cm" svg:height="0.162cm" draw:transform="rotate (0.327598300599336) translate (8.944cm 15.738cm)">
          <draw:text-box>
            <text:p text:style-name="P6"><text:span text:style-name="T7"><text:s/></text:span></text:p>
          </draw:text-box>
        </draw:frame>
        <draw:frame draw:style-name="gr64" draw:text-style-name="P11" draw:layer="layout" svg:width="0.122cm" svg:height="0.166cm" draw:transform="rotate (0.753284105160752) translate (7.328cm 17.183cm)">
          <draw:text-box>
            <text:p text:style-name="P6"><text:span text:style-name="T11"><text:s/></text:span></text:p>
          </draw:text-box>
        </draw:frame>
        <draw:frame draw:style-name="gr65" draw:text-style-name="P11" draw:layer="layout" svg:width="0.121cm" svg:height="0.166cm" draw:transform="rotate (0.827111532520113) translate (7.708cm 16.792cm)">
          <draw:text-box>
            <text:p text:style-name="P6"><text:span text:style-name="T11"><text:s/></text:span></text:p>
          </draw:text-box>
        </draw:frame>
        <draw:frame draw:style-name="gr65" draw:text-style-name="P11" draw:layer="layout" svg:width="0.121cm" svg:height="0.166cm" draw:transform="rotate (0.853640537150426) translate (7.726cm 16.772cm)">
          <draw:text-box>
            <text:p text:style-name="P6"><text:span text:style-name="T11"><text:s/></text:span></text:p>
          </draw:text-box>
        </draw:frame>
        <draw:frame draw:style-name="gr66" draw:text-style-name="P11" draw:layer="layout" svg:width="0.106cm" svg:height="0.166cm" draw:transform="rotate (-0.75729836244034) translate (27.294cm 18.898cm)">
          <draw:text-box>
            <text:p text:style-name="P6"><text:span text:style-name="T12"><text:s/></text:span></text:p>
          </draw:text-box>
        </draw:frame>
        <draw:frame draw:style-name="gr66" draw:text-style-name="P11" draw:layer="layout" svg:width="0.106cm" svg:height="0.166cm" draw:transform="rotate (-0.673348025419412) translate (27.769cm 19.314cm)">
          <draw:text-box>
            <text:p text:style-name="P6"><text:span text:style-name="T13"><text:s/></text:span></text:p>
          </draw:text-box>
        </draw:frame>
        <draw:frame draw:style-name="gr67" draw:text-style-name="P10" draw:layer="layout" svg:width="0.108cm" svg:height="0.162cm" draw:transform="rotate (-0.278380015693095) translate (27.76cm 19.318cm)">
          <draw:text-box>
            <text:p text:style-name="P6"><text:span text:style-name="T14"><text:s/></text:span></text:p>
          </draw:text-box>
        </draw:frame>
        <draw:frame draw:style-name="gr68" draw:text-style-name="P10" draw:layer="layout" svg:width="0.109cm" svg:height="0.162cm" draw:transform="rotate (-0.1232202451908) translate (27.771cm 19.325cm)">
          <draw:text-box>
            <text:p text:style-name="P6"><text:span text:style-name="T15"><text:s/></text:span></text:p>
          </draw:text-box>
        </draw:frame>
        <draw:frame draw:style-name="gr68" draw:text-style-name="P10" draw:layer="layout" svg:width="0.109cm" svg:height="0.162cm" draw:transform="rotate (-0.0607374579694036) translate (27.787cm 19.324cm)">
          <draw:text-box>
            <text:p text:style-name="P6"><text:span text:style-name="T15"><text:s/></text:span></text:p>
          </draw:text-box>
        </draw:frame>
        <draw:frame draw:style-name="gr68" draw:text-style-name="P10" draw:layer="layout" svg:width="0.109cm" svg:height="0.162cm" draw:transform="rotate (-0.146084058391925) translate (27.816cm 19.325cm)">
          <draw:text-box>
            <text:p text:style-name="P6"><text:span text:style-name="T15"><text:s/></text:span></text:p>
          </draw:text-box>
        </draw:frame>
        <draw:frame draw:style-name="gr69" draw:text-style-name="P10" draw:layer="layout" svg:width="0.107cm" svg:height="0.162cm" draw:transform="rotate (-0.462163185928099) translate (27.873cm 19.336cm)">
          <draw:text-box>
            <text:p text:style-name="P6"><text:span text:style-name="T16"><text:s/></text:span></text:p>
          </draw:text-box>
        </draw:frame>
        <draw:frame draw:style-name="gr66" draw:text-style-name="P11" draw:layer="layout" svg:width="0.106cm" svg:height="0.166cm" draw:transform="rotate (-0.677187749773801) translate (27.915cm 19.361cm)">
          <draw:text-box>
            <text:p text:style-name="P6"><text:span text:style-name="T13"><text:s/></text:span></text:p>
          </draw:text-box>
        </draw:frame>
        <draw:frame draw:style-name="gr66" draw:text-style-name="P11" draw:layer="layout" svg:width="0.106cm" svg:height="0.166cm" draw:transform="rotate (-0.677187749773801) translate (27.935cm 19.377cm)">
          <draw:text-box>
            <text:p text:style-name="P6"><text:span text:style-name="T13"><text:s text:c="2"/></text:span></text:p>
          </draw:text-box>
        </draw:frame>
        <draw:frame draw:style-name="gr66" draw:text-style-name="P11" draw:layer="layout" svg:width="0.106cm" svg:height="0.166cm" draw:transform="rotate (-0.677885881474597) translate (28.12cm 19.529cm)">
          <draw:text-box>
            <text:p text:style-name="P6"><text:span text:style-name="T13"><text:s/></text:span></text:p>
          </draw:text-box>
        </draw:frame>
        <draw:frame draw:style-name="gr70" draw:text-style-name="P11" draw:layer="layout" svg:width="0.123cm" svg:height="0.166cm" draw:transform="rotate (0.506145483078356) translate (29.293cm 18.998cm)">
          <draw:text-box>
            <text:p text:style-name="P6"><text:span text:style-name="T17"><text:s/></text:span></text:p>
          </draw:text-box>
        </draw:frame>
        <draw:frame draw:style-name="gr70" draw:text-style-name="P11" draw:layer="layout" svg:width="0.123cm" svg:height="0.166cm" draw:transform="rotate (0.506145483078356) translate (29.319cm 18.984cm)">
          <draw:text-box>
            <text:p text:style-name="P6"><text:span text:style-name="T17"><text:s/></text:span></text:p>
          </draw:text-box>
        </draw:frame>
        <draw:frame draw:style-name="gr61" draw:text-style-name="P10" draw:layer="layout" svg:width="0.125cm" svg:height="0.162cm" draw:transform="rotate (-0.0366519142918816) translate (29.815cm 18.837cm)">
          <draw:text-box>
            <text:p text:style-name="P6"><text:span text:style-name="T18"><text:s/></text:span></text:p>
          </draw:text-box>
        </draw:frame>
        <draw:frame draw:style-name="gr61" draw:text-style-name="P10" draw:layer="layout" svg:width="0.125cm" svg:height="0.162cm" draw:transform="rotate (-0.120253185462409) translate (29.854cm 18.839cm)">
          <draw:text-box>
            <text:p text:style-name="P6"><text:span text:style-name="T18"><text:s/></text:span></text:p>
          </draw:text-box>
        </draw:frame>
        <draw:frame draw:style-name="gr61" draw:text-style-name="P10" draw:layer="layout" svg:width="0.125cm" svg:height="0.162cm" draw:transform="rotate (0.149051118120316) translate (5.023cm 18.684cm)">
          <draw:text-box>
            <text:p text:style-name="P6"><text:span text:style-name="T8"><text:s/></text:span></text:p>
          </draw:text-box>
        </draw:frame>
        <draw:frame draw:style-name="gr61" draw:text-style-name="P10" draw:layer="layout" svg:width="0.125cm" svg:height="0.162cm" draw:transform="rotate (0.144862327915529) translate (5.054cm 18.68cm)">
          <draw:text-box>
            <text:p text:style-name="P6"><text:span text:style-name="T18"><text:s/></text:span></text:p>
          </draw:text-box>
        </draw:frame>
        <draw:frame draw:style-name="gr61" draw:text-style-name="P10" draw:layer="layout" svg:width="0.125cm" svg:height="0.162cm" draw:transform="rotate (0.139626340159546) translate (5.618cm 18.605cm)">
          <draw:text-box>
            <text:p text:style-name="P6"><text:span text:style-name="T18"><text:s/></text:span></text:p>
          </draw:text-box>
        </draw:frame>
        <draw:frame draw:style-name="gr61" draw:text-style-name="P10" draw:layer="layout" svg:width="0.125cm" svg:height="0.162cm" draw:transform="rotate (0.139626340159546) translate (5.648cm 18.601cm)">
          <draw:text-box>
            <text:p text:style-name="P6"><text:span text:style-name="T18"><text:s/></text:span></text:p>
          </draw:text-box>
        </draw:frame>
        <draw:frame draw:style-name="gr61" draw:text-style-name="P10" draw:layer="layout" svg:width="0.125cm" svg:height="0.162cm" draw:transform="rotate (-0.29251718263425) translate (6.007cm 30.94cm)">
          <draw:text-box>
            <text:p text:style-name="P6"><text:span text:style-name="T8"><text:s/></text:span></text:p>
          </draw:text-box>
        </draw:frame>
        <draw:frame draw:style-name="gr61" draw:text-style-name="P10" draw:layer="layout" svg:width="0.125cm" svg:height="0.162cm" draw:transform="rotate (-0.13229595730117) translate (6.024cm 30.945cm)">
          <draw:text-box>
            <text:p text:style-name="P6"><text:span text:style-name="T18"><text:s/></text:span></text:p>
          </draw:text-box>
        </draw:frame>
        <draw:frame draw:style-name="gr60" draw:text-style-name="P10" draw:layer="layout" svg:width="0.124cm" svg:height="0.162cm" draw:transform="rotate (-0.415737427825049) translate (6.525cm 31.093cm)">
          <draw:text-box>
            <text:p text:style-name="P6"><text:span text:style-name="T7"><text:s/></text:span></text:p>
          </draw:text-box>
        </draw:frame>
        <draw:frame draw:style-name="gr71" draw:text-style-name="P12" draw:layer="layout" svg:width="0.11cm" svg:height="0.175cm" draw:transform="rotate (-1.25052840905394) translate (10.413cm 31.379cm)">
          <draw:text-box>
            <text:p text:style-name="P6"><text:span text:style-name="T19"><text:s/></text:span></text:p>
          </draw:text-box>
        </draw:frame>
        <draw:frame draw:style-name="gr72" draw:text-style-name="P12" draw:layer="layout" svg:width="0.118cm" svg:height="0.175cm" draw:transform="rotate (1.56678206951531) translate (3.231cm 24.985cm)">
          <draw:text-box>
            <text:p text:style-name="P6"><text:span text:style-name="T20"><text:s/></text:span></text:p>
          </draw:text-box>
        </draw:frame>
        <draw:frame draw:style-name="gr63" draw:text-style-name="P12" draw:layer="layout" svg:width="0.12cm" svg:height="0.175cm" draw:transform="rotate (-1.03690010860983) translate (15.958cm 12.384cm)">
          <draw:text-box>
            <text:p text:style-name="P6"><text:span text:style-name="T10"><text:s/></text:span></text:p>
          </draw:text-box>
        </draw:frame>
        <draw:frame draw:style-name="gr63" draw:text-style-name="P12" draw:layer="layout" svg:width="0.12cm" svg:height="0.175cm" draw:transform="rotate (-1.03044239037745) translate (15.97cm 12.409cm)">
          <draw:text-box>
            <text:p text:style-name="P6"><text:span text:style-name="T10"><text:s/></text:span></text:p>
          </draw:text-box>
        </draw:frame>
        <draw:frame draw:style-name="gr65" draw:text-style-name="P11" draw:layer="layout" svg:width="0.121cm" svg:height="0.166cm" draw:transform="rotate (-0.856433063953618) translate (1.177cm 34.135cm)">
          <draw:text-box>
            <text:p text:style-name="P6"><text:span text:style-name="T11"><text:s/></text:span></text:p>
          </draw:text-box>
        </draw:frame>
        <draw:frame draw:style-name="gr61" draw:text-style-name="P10" draw:layer="layout" svg:width="0.125cm" svg:height="0.162cm" draw:transform="rotate (-0.0947713783832927) translate (1.739cm 34.399cm)">
          <draw:text-box>
            <text:p text:style-name="P6"><text:span text:style-name="T18"><text:s/></text:span></text:p>
          </draw:text-box>
        </draw:frame>
        <draw:frame draw:style-name="gr61" draw:text-style-name="P10" draw:layer="layout" svg:width="0.125cm" svg:height="0.162cm" draw:transform="rotate (-0.101054563690472) translate (1.769cm 34.404cm)">
          <draw:text-box>
            <text:p text:style-name="P6"><text:span text:style-name="T18"><text:s/></text:span></text:p>
          </draw:text-box>
        </draw:frame>
        <draw:frame draw:style-name="gr60" draw:text-style-name="P10" draw:layer="layout" svg:width="0.124cm" svg:height="0.162cm" draw:transform="rotate (0.364948346592014) translate (2.29cm 34.46cm)">
          <draw:text-box>
            <text:p text:style-name="P6"><text:span text:style-name="T7"><text:s/></text:span></text:p>
          </draw:text-box>
        </draw:frame>
        <draw:frame draw:style-name="gr60" draw:text-style-name="P10" draw:layer="layout" svg:width="0.124cm" svg:height="0.162cm" draw:transform="rotate (0.364773813666815) translate (2.318cm 34.45cm)">
          <draw:text-box>
            <text:p text:style-name="P6"><text:span text:style-name="T7"><text:s/></text:span></text:p>
          </draw:text-box>
        </draw:frame>
        <draw:frame draw:style-name="gr73" draw:text-style-name="P8" draw:layer="layout" svg:width="0.134cm" svg:height="0.175cm" draw:transform="rotate (-0.222180413778879) translate (8.7cm 13.7cm)">
          <draw:text-box>
            <text:p text:style-name="P6"><text:span text:style-name="T21"><text:s/></text:span></text:p>
          </draw:text-box>
        </draw:frame>
        <draw:frame draw:style-name="gr74" draw:text-style-name="P7" draw:layer="layout" svg:width="0.117cm" svg:height="0.183cm" draw:transform="rotate (0.933751149816966) translate (9.939cm 12.551cm)">
          <draw:text-box>
            <text:p text:style-name="P6"><text:span text:style-name="T22"><text:s/></text:span></text:p>
          </draw:text-box>
        </draw:frame>
        <draw:frame draw:style-name="gr75" draw:text-style-name="P8" draw:layer="layout" svg:width="0.133cm" svg:height="0.179cm" draw:transform="rotate (0.501258561172771) translate (11.769cm 13.47cm)">
          <draw:text-box>
            <text:p text:style-name="P6"><text:span text:style-name="T23"><text:s/></text:span></text:p>
          </draw:text-box>
        </draw:frame>
        <draw:frame draw:style-name="gr75" draw:text-style-name="P8" draw:layer="layout" svg:width="0.133cm" svg:height="0.179cm" draw:transform="rotate (0.512952267161133) translate (11.802cm 13.452cm)">
          <draw:text-box>
            <text:p text:style-name="P6"><text:span text:style-name="T23"><text:s/></text:span></text:p>
          </draw:text-box>
        </draw:frame>
        <draw:frame draw:style-name="gr75" draw:text-style-name="P8" draw:layer="layout" svg:width="0.133cm" svg:height="0.179cm" draw:transform="rotate (0.518362787842316) translate (11.836cm 13.433cm)">
          <draw:text-box>
            <text:p text:style-name="P6"><text:span text:style-name="T23"><text:s/></text:span></text:p>
          </draw:text-box>
        </draw:frame>
        <draw:frame draw:style-name="gr76" draw:text-style-name="P7" draw:layer="layout" svg:width="0.132cm" svg:height="0.179cm" draw:transform="rotate (-0.690626785014156) translate (7.703cm 13.358cm)">
          <draw:text-box>
            <text:p text:style-name="P6"><text:span text:style-name="T24"><text:s/></text:span></text:p>
          </draw:text-box>
        </draw:frame>
        <draw:frame draw:style-name="gr77" draw:text-style-name="P8" draw:layer="layout" svg:width="0.12cm" svg:height="0.179cm" draw:transform="rotate (-0.473507826066062) translate (8.967cm 14.956cm)">
          <draw:text-box>
            <text:p text:style-name="P6"><text:span text:style-name="T25"><text:s/></text:span></text:p>
          </draw:text-box>
        </draw:frame>
        <draw:frame draw:style-name="gr78" draw:text-style-name="P9" draw:layer="layout" svg:width="0.127cm" svg:height="0.183cm" draw:transform="rotate (1.63781697007148) translate (11.563cm 13.993cm)">
          <draw:text-box>
            <text:p text:style-name="P6"><text:span text:style-name="T26"><text:s text:c="2"/></text:span></text:p>
          </draw:text-box>
        </draw:frame>
        <draw:frame draw:style-name="gr79" draw:text-style-name="P8" draw:layer="layout" svg:width="0.135cm" svg:height="0.175cm" draw:transform="rotate (0.0329867228626928) translate (6.57cm 18.675cm)">
          <draw:text-box>
            <text:p text:style-name="P6"><text:span text:style-name="T27"><text:s/></text:span></text:p>
          </draw:text-box>
        </draw:frame>
        <draw:frame draw:style-name="gr75" draw:text-style-name="P8" draw:layer="layout" svg:width="0.133cm" svg:height="0.179cm" draw:transform="rotate (-0.508763476956347) translate (7.275cm 18.708cm)">
          <draw:text-box>
            <text:p text:style-name="P6"><text:span text:style-name="T23"><text:s/></text:span></text:p>
          </draw:text-box>
        </draw:frame>
        <draw:frame draw:style-name="gr80" draw:text-style-name="P7" draw:layer="layout" svg:width="0.565cm" svg:height="0.179cm" draw:transform="rotate (-0.815068760681352) translate (9.212cm 23.045cm)">
          <draw:text-box>
            <text:p text:style-name="P6"><text:span text:style-name="T24"><text:s text:c="2"/></text:span></text:p>
          </draw:text-box>
        </draw:frame>
        <draw:frame draw:style-name="gr79" draw:text-style-name="P8" draw:layer="layout" svg:width="0.135cm" svg:height="0.175cm" draw:transform="rotate (-0.190240888467382) translate (3.906cm 30.049cm)">
          <draw:text-box>
            <text:p text:style-name="P6"><text:span text:style-name="T21"><text:s/></text:span></text:p>
          </draw:text-box>
        </draw:frame>
        <draw:frame draw:style-name="gr73" draw:text-style-name="P8" draw:layer="layout" svg:width="0.134cm" svg:height="0.175cm" draw:transform="rotate (-0.214675497995303) translate (3.95cm 30.057cm)">
          <draw:text-box>
            <text:p text:style-name="P6"><text:span text:style-name="T21"><text:s/></text:span></text:p>
          </draw:text-box>
        </draw:frame>
        <draw:frame draw:style-name="gr75" draw:text-style-name="P8" draw:layer="layout" svg:width="0.133cm" svg:height="0.179cm" draw:transform="rotate (-0.453262006742928) translate (4.261cm 30.157cm)">
          <draw:text-box>
            <text:p text:style-name="P6"><text:span text:style-name="T23"><text:s/></text:span></text:p>
          </draw:text-box>
        </draw:frame>
        <draw:frame draw:style-name="gr73" draw:text-style-name="P8" draw:layer="layout" svg:width="0.134cm" svg:height="0.175cm" draw:transform="rotate (0.232826922216044) translate (4.87cm 30.126cm)">
          <draw:text-box>
            <text:p text:style-name="P6"><text:span text:style-name="T21"><text:s/></text:span></text:p>
          </draw:text-box>
        </draw:frame>
        <draw:frame draw:style-name="gr73" draw:text-style-name="P8" draw:layer="layout" svg:width="0.134cm" svg:height="0.175cm" draw:transform="rotate (-0.204378055408536) translate (5.323cm 30.133cm)">
          <draw:text-box>
            <text:p text:style-name="P6"><text:span text:style-name="T21"><text:s/></text:span></text:p>
          </draw:text-box>
        </draw:frame>
        <draw:frame draw:style-name="gr76" draw:text-style-name="P8" draw:layer="layout" svg:width="0.132cm" svg:height="0.179cm" draw:transform="rotate (0.605978316292431) translate (7.426cm 31.056cm)">
          <draw:text-box>
            <text:p text:style-name="P6"><text:span text:style-name="T28"><text:s/></text:span></text:p>
          </draw:text-box>
        </draw:frame>
        <draw:frame draw:style-name="gr79" draw:text-style-name="P8" draw:layer="layout" svg:width="0.135cm" svg:height="0.175cm" draw:transform="rotate (0.0525344104850293) translate (9.334cm 31.102cm)">
          <draw:text-box>
            <text:p text:style-name="P6"><text:span text:style-name="T27"><text:s/></text:span></text:p>
          </draw:text-box>
        </draw:frame>
        <draw:frame draw:style-name="gr73" draw:text-style-name="P8" draw:layer="layout" svg:width="0.134cm" svg:height="0.175cm" draw:transform="rotate (-0.327947366449736) translate (9.793cm 31.151cm)">
          <draw:text-box>
            <text:p text:style-name="P6"><text:span text:style-name="T29"><text:s/></text:span></text:p>
          </draw:text-box>
        </draw:frame>
        <draw:frame draw:style-name="gr73" draw:text-style-name="P8" draw:layer="layout" svg:width="0.134cm" svg:height="0.175cm" draw:transform="rotate (-0.390255620745932) translate (9.842cm 31.168cm)">
          <draw:text-box>
            <text:p text:style-name="P6"><text:span text:style-name="T29"><text:s/></text:span></text:p>
          </draw:text-box>
        </draw:frame>
        <draw:frame draw:style-name="gr75" draw:text-style-name="P8" draw:layer="layout" svg:width="0.133cm" svg:height="0.179cm" draw:transform="rotate (-0.462163185928099) translate (9.892cm 31.189cm)">
          <draw:text-box>
            <text:p text:style-name="P6"><text:span text:style-name="T23"><text:s/></text:span></text:p>
          </draw:text-box>
        </draw:frame>
        <draw:frame draw:style-name="gr81" draw:text-style-name="P9" draw:layer="layout" svg:width="0.684cm" svg:height="0.183cm" draw:transform="rotate (1.5707963267949) translate (3.792cm 34.029cm)">
          <draw:text-box>
            <text:p text:style-name="P6"><text:span text:style-name="T30"><text:s text:c="2"/></text:span></text:p>
          </draw:text-box>
        </draw:frame>
        <draw:frame draw:style-name="gr82" draw:text-style-name="P7" draw:layer="layout" svg:width="0.116cm" svg:height="0.183cm" draw:transform="rotate (0.989776218805984) translate (10.268cm 32.632cm)">
          <draw:text-box>
            <text:p text:style-name="P6"><text:span text:style-name="T22"><text:s/></text:span></text:p>
          </draw:text-box>
        </draw:frame>
        <draw:frame draw:style-name="gr83" draw:text-style-name="P9" draw:layer="layout" svg:width="0.128cm" svg:height="0.183cm" draw:transform="rotate (1.30568081341696) translate (13.652cm 41.665cm)">
          <draw:text-box>
            <text:p text:style-name="P6"><text:span text:style-name="T26"><text:s/></text:span></text:p>
          </draw:text-box>
        </draw:frame>
        <draw:frame draw:style-name="gr83" draw:text-style-name="P9" draw:layer="layout" svg:width="0.128cm" svg:height="0.183cm" draw:transform="rotate (1.30463361586576) translate (13.662cm 41.627cm)">
          <draw:text-box>
            <text:p text:style-name="P6"><text:span text:style-name="T26"><text:s/></text:span></text:p>
          </draw:text-box>
        </draw:frame>
        <draw:frame draw:style-name="gr83" draw:text-style-name="P9" draw:layer="layout" svg:width="0.128cm" svg:height="0.183cm" draw:transform="rotate (1.29852496348378) translate (13.717cm 41.428cm)">
          <draw:text-box>
            <text:p text:style-name="P6"><text:span text:style-name="T26"><text:s/></text:span></text:p>
          </draw:text-box>
        </draw:frame>
        <draw:frame draw:style-name="gr84" draw:text-style-name="P8" draw:layer="layout" svg:width="0.127cm" svg:height="0.179cm" draw:transform="rotate (-0.466351976132885) translate (12.315cm 35.654cm)">
          <draw:text-box>
            <text:p text:style-name="P6"><text:span text:style-name="T31"><text:s/></text:span></text:p>
          </draw:text-box>
        </draw:frame>
        <draw:frame draw:style-name="gr84" draw:text-style-name="P8" draw:layer="layout" svg:width="0.127cm" svg:height="0.179cm" draw:transform="rotate (-0.456403599396517) translate (12.347cm 35.671cm)">
          <draw:text-box>
            <text:p text:style-name="P6"><text:span text:style-name="T31"><text:s/></text:span></text:p>
          </draw:text-box>
        </draw:frame>
        <draw:frame draw:style-name="gr85" draw:text-style-name="P7" draw:layer="layout" svg:width="0.131cm" svg:height="0.179cm" draw:transform="rotate (-0.815417826531752) translate (14.582cm 36.026cm)">
          <draw:text-box>
            <text:p text:style-name="P6"><text:span text:style-name="T24"><text:s/></text:span></text:p>
          </draw:text-box>
        </draw:frame>
        <draw:frame draw:style-name="gr76" draw:text-style-name="P8" draw:layer="layout" svg:width="0.132cm" svg:height="0.179cm" draw:transform="rotate (-0.61261056745001) translate (14.726cm 36.154cm)">
          <draw:text-box>
            <text:p text:style-name="P6"><text:span text:style-name="T28"><text:s/></text:span></text:p>
          </draw:text-box>
        </draw:frame>
        <draw:frame draw:style-name="gr73" draw:text-style-name="P8" draw:layer="layout" svg:width="0.134cm" svg:height="0.175cm" draw:transform="rotate (0.341037335839692) translate (13.813cm 34.542cm)">
          <draw:text-box>
            <text:p text:style-name="P6"><text:span text:style-name="T29"><text:s/></text:span></text:p>
          </draw:text-box>
        </draw:frame>
        <draw:frame draw:style-name="gr86" draw:text-style-name="P7" draw:layer="layout" svg:width="0.105cm" svg:height="0.179cm" draw:transform="rotate (-0.762708883121522) translate (12.446cm 33.605cm)">
          <draw:text-box>
            <text:p text:style-name="P6"><text:span text:style-name="T32"><text:s/></text:span></text:p>
          </draw:text-box>
        </draw:frame>
        <draw:frame draw:style-name="gr75" draw:text-style-name="P8" draw:layer="layout" svg:width="0.133cm" svg:height="0.179cm" draw:transform="rotate (-0.5541420375082) translate (14.036cm 33.705cm)">
          <draw:text-box>
            <text:p text:style-name="P6"><text:span text:style-name="T28"><text:s/></text:span></text:p>
          </draw:text-box>
        </draw:frame>
        <draw:frame draw:style-name="gr75" draw:text-style-name="P8" draw:layer="layout" svg:width="0.133cm" svg:height="0.179cm" draw:transform="rotate (-0.572817060504539) translate (15.264cm 35.744cm)">
          <draw:text-box>
            <text:p text:style-name="P6"><text:span text:style-name="T28"><text:s/></text:span></text:p>
          </draw:text-box>
        </draw:frame>
        <draw:frame draw:style-name="gr87" draw:text-style-name="P8" draw:layer="layout" svg:width="0.447cm" svg:height="0.175cm" svg:x="4.828cm" svg:y="28.064cm">
          <draw:text-box>
            <text:p text:style-name="P6"><text:span text:style-name="T27"><text:s text:c="2"/></text:span></text:p>
          </draw:text-box>
        </draw:frame>
        <draw:frame draw:style-name="gr88" draw:text-style-name="P7" draw:layer="layout" svg:width="0.51cm" svg:height="0.179cm" draw:transform="rotate (-0.84351762748886) translate (15.181cm 22.225cm)">
          <draw:text-box>
            <text:p text:style-name="P6"><text:span text:style-name="T24"><text:s text:c="2"/></text:span></text:p>
          </draw:text-box>
        </draw:frame>
        <draw:frame draw:style-name="gr89" draw:text-style-name="P8" draw:layer="layout" svg:width="0.523cm" svg:height="0.175cm" svg:x="18.509cm" svg:y="24.116cm">
          <draw:text-box>
            <text:p text:style-name="P6"><text:span text:style-name="T27"><text:s text:c="3"/></text:span></text:p>
          </draw:text-box>
        </draw:frame>
        <draw:frame draw:style-name="gr90" draw:text-style-name="P8" draw:layer="layout" svg:width="0.506cm" svg:height="0.175cm" svg:x="18.999cm" svg:y="23.744cm">
          <draw:text-box>
            <text:p text:style-name="P6"><text:span text:style-name="T27"><text:s text:c="2"/></text:span></text:p>
          </draw:text-box>
        </draw:frame>
        <draw:frame draw:style-name="gr83" draw:text-style-name="P9" draw:layer="layout" svg:width="0.128cm" svg:height="0.183cm" draw:transform="rotate (1.31493105845253) translate (26.42cm 28.13cm)">
          <draw:text-box>
            <text:p text:style-name="P6"><text:span text:style-name="T26"><text:s/></text:span></text:p>
          </draw:text-box>
        </draw:frame>
        <draw:frame draw:style-name="gr83" draw:text-style-name="P9" draw:layer="layout" svg:width="0.128cm" svg:height="0.183cm" draw:transform="rotate (1.31737451940532) translate (26.429cm 28.093cm)">
          <draw:text-box>
            <text:p text:style-name="P6"><text:span text:style-name="T26"><text:s/></text:span></text:p>
          </draw:text-box>
        </draw:frame>
        <draw:frame draw:style-name="gr83" draw:text-style-name="P9" draw:layer="layout" svg:width="0.128cm" svg:height="0.183cm" draw:transform="rotate (1.31999251328331) translate (26.439cm 28.057cm)">
          <draw:text-box>
            <text:p text:style-name="P6"><text:span text:style-name="T26"><text:s/></text:span></text:p>
          </draw:text-box>
        </draw:frame>
        <draw:frame draw:style-name="gr83" draw:text-style-name="P9" draw:layer="layout" svg:width="0.128cm" svg:height="0.183cm" draw:transform="rotate (1.3224359742361) translate (26.448cm 28.02cm)">
          <draw:text-box>
            <text:p text:style-name="P6"><text:span text:style-name="T26"><text:s/></text:span></text:p>
          </draw:text-box>
        </draw:frame>
        <draw:frame draw:style-name="gr83" draw:text-style-name="P9" draw:layer="layout" svg:width="0.128cm" svg:height="0.183cm" draw:transform="rotate (1.34599791913803) translate (26.523cm 27.714cm)">
          <draw:text-box>
            <text:p text:style-name="P6"><text:span text:style-name="T26"><text:s/></text:span></text:p>
          </draw:text-box>
        </draw:frame>
        <draw:frame draw:style-name="gr83" draw:text-style-name="P9" draw:layer="layout" svg:width="0.128cm" svg:height="0.183cm" draw:transform="rotate (1.30411001709016) translate (26.626cm 27.338cm)">
          <draw:text-box>
            <text:p text:style-name="P6"><text:span text:style-name="T26"><text:s/></text:span></text:p>
          </draw:text-box>
        </draw:frame>
        <draw:frame draw:style-name="gr91" draw:text-style-name="P7" draw:layer="layout" svg:width="0.038cm" svg:height="0.183cm" draw:transform="rotate (1.18577669380495) translate (25.632cm 25.53cm)">
          <draw:text-box>
            <text:p text:style-name="P6"><text:span text:style-name="T33"><text:s/></text:span></text:p>
          </draw:text-box>
        </draw:frame>
        <draw:frame draw:style-name="gr83" draw:text-style-name="P7" draw:layer="layout" svg:width="0.128cm" svg:height="0.183cm" draw:transform="rotate (1.18577669380495) translate (25.819cm 25.068cm)">
          <draw:text-box>
            <text:p text:style-name="P6"><text:span text:style-name="T34"><text:s/></text:span></text:p>
          </draw:text-box>
        </draw:frame>
        <draw:frame draw:style-name="gr83" draw:text-style-name="P7" draw:layer="layout" svg:width="0.128cm" svg:height="0.183cm" draw:transform="rotate (1.18577669380495) translate (25.833cm 25.032cm)">
          <draw:text-box>
            <text:p text:style-name="P6"><text:span text:style-name="T34"><text:s/></text:span></text:p>
          </draw:text-box>
        </draw:frame>
        <draw:frame draw:style-name="gr92" draw:text-style-name="P7" draw:layer="layout" svg:width="0.379cm" svg:height="0.183cm" draw:transform="rotate (-1.16587994033221) translate (24.412cm 21.999cm)">
          <draw:text-box>
            <text:p text:style-name="P6"><text:span text:style-name="T34"><text:s text:c="2"/></text:span></text:p>
          </draw:text-box>
        </draw:frame>
        <draw:frame draw:style-name="gr93" draw:text-style-name="P8" draw:layer="layout" svg:width="0.053cm" svg:height="0.175cm" draw:transform="rotate (0.344353461418481) translate (25.206cm 19.079cm)">
          <draw:text-box>
            <text:p text:style-name="P6"><text:span text:style-name="T35"><text:s/></text:span></text:p>
          </draw:text-box>
        </draw:frame>
        <draw:frame draw:style-name="gr94" draw:text-style-name="P8" draw:layer="layout" svg:width="0.08cm" svg:height="0.175cm" draw:transform="rotate (-0.388859357344336) translate (25.782cm 19.003cm)">
          <draw:text-box>
            <text:p text:style-name="P6"><text:span text:style-name="T36"><text:s/></text:span></text:p>
          </draw:text-box>
        </draw:frame>
        <draw:frame draw:style-name="gr95" draw:text-style-name="P8" draw:layer="layout" svg:width="0.08cm" svg:height="0.179cm" draw:transform="rotate (-0.426733002112614) translate (25.809cm 19.015cm)">
          <draw:text-box>
            <text:p text:style-name="P6"><text:span text:style-name="T36"><text:s/></text:span></text:p>
          </draw:text-box>
        </draw:frame>
        <draw:frame draw:style-name="gr95" draw:text-style-name="P8" draw:layer="layout" svg:width="0.08cm" svg:height="0.179cm" draw:transform="rotate (-0.417308224151845) translate (25.83cm 19.024cm)">
          <draw:text-box>
            <text:p text:style-name="P6"><text:span text:style-name="T36"><text:s/></text:span></text:p>
          </draw:text-box>
        </draw:frame>
        <draw:frame draw:style-name="gr79" draw:text-style-name="P8" draw:layer="layout" svg:width="0.135cm" svg:height="0.175cm" draw:transform="rotate (0.0837758040957278) translate (23.835cm 19.021cm)">
          <draw:text-box>
            <text:p text:style-name="P6"><text:span text:style-name="T27"><text:s/></text:span></text:p>
          </draw:text-box>
        </draw:frame>
        <draw:frame draw:style-name="gr79" draw:text-style-name="P8" draw:layer="layout" svg:width="0.135cm" svg:height="0.175cm" draw:transform="rotate (0.0837758040957278) translate (23.875cm 19.017cm)">
          <draw:text-box>
            <text:p text:style-name="P6"><text:span text:style-name="T27"><text:s/></text:span></text:p>
          </draw:text-box>
        </draw:frame>
        <draw:frame draw:style-name="gr79" draw:text-style-name="P8" draw:layer="layout" svg:width="0.135cm" svg:height="0.175cm" svg:x="23.931cm" svg:y="19.013cm">
          <draw:text-box>
            <text:p text:style-name="P6"><text:span text:style-name="T27"><text:s/></text:span></text:p>
          </draw:text-box>
        </draw:frame>
        <draw:frame draw:style-name="gr96" draw:text-style-name="P8" draw:layer="layout" svg:width="0.121cm" svg:height="0.175cm" draw:transform="rotate (-0.192858882345374) translate (25.983cm 18.371cm)">
          <draw:text-box>
            <text:p text:style-name="P6"><text:span text:style-name="T37"><text:s/></text:span></text:p>
          </draw:text-box>
        </draw:frame>
        <draw:frame draw:style-name="gr97" draw:text-style-name="P8" draw:layer="layout" svg:width="0.134cm" svg:height="0.179cm" draw:transform="rotate (-0.412246769321061) translate (25.1cm 17.118cm)">
          <draw:text-box>
            <text:p text:style-name="P6"><text:span text:style-name="T29"><text:s/></text:span></text:p>
          </draw:text-box>
        </draw:frame>
        <draw:frame draw:style-name="gr97" draw:text-style-name="P8" draw:layer="layout" svg:width="0.134cm" svg:height="0.179cm" draw:transform="rotate (0.400902129183097) translate (28.764cm 17.876cm)">
          <draw:text-box>
            <text:p text:style-name="P6"><text:span text:style-name="T29"><text:s/></text:span></text:p>
          </draw:text-box>
        </draw:frame>
        <draw:frame draw:style-name="gr75" draw:text-style-name="P8" draw:layer="layout" svg:width="0.133cm" svg:height="0.179cm" draw:transform="rotate (0.490088453960008) translate (29.105cm 18.867cm)">
          <draw:text-box>
            <text:p text:style-name="P6"><text:span text:style-name="T23"><text:s/></text:span></text:p>
          </draw:text-box>
        </draw:frame>
        <draw:frame draw:style-name="gr89" draw:text-style-name="P8" draw:layer="layout" svg:width="0.523cm" svg:height="0.175cm" svg:x="30.854cm" svg:y="13.635cm">
          <draw:text-box>
            <text:p text:style-name="P6"><text:span text:style-name="T27"><text:s text:c="2"/></text:span></text:p>
          </draw:text-box>
        </draw:frame>
        <draw:frame draw:style-name="gr73" draw:text-style-name="P8" draw:layer="layout" svg:width="0.134cm" svg:height="0.175cm" draw:transform="rotate (-0.272969495011913) translate (18.961cm 14.765cm)">
          <draw:text-box>
            <text:p text:style-name="P6"><text:span text:style-name="T21"><text:s/></text:span></text:p>
          </draw:text-box>
        </draw:frame>
        <draw:frame draw:style-name="gr98" draw:text-style-name="P7" draw:layer="layout" svg:width="0.13cm" svg:height="0.179cm" draw:transform="rotate (-0.851720674973233) translate (19.432cm 15.031cm)">
          <draw:text-box>
            <text:p text:style-name="P6"><text:span text:style-name="T24"><text:s/></text:span></text:p>
          </draw:text-box>
        </draw:frame>
        <draw:frame draw:style-name="gr99" draw:text-style-name="P7" draw:layer="layout" svg:width="0.13cm" svg:height="0.183cm" draw:transform="rotate (-0.919613982875812) translate (19.464cm 15.067cm)">
          <draw:text-box>
            <text:p text:style-name="P6"><text:span text:style-name="T38"><text:s/></text:span></text:p>
          </draw:text-box>
        </draw:frame>
        <draw:frame draw:style-name="gr99" draw:text-style-name="P7" draw:layer="layout" svg:width="0.13cm" svg:height="0.183cm" draw:transform="rotate (0.935321946143761) translate (25.395cm 6.11cm)">
          <draw:text-box>
            <text:p text:style-name="P6"><text:span text:style-name="T38"><text:s/></text:span></text:p>
          </draw:text-box>
        </draw:frame>
        <draw:frame draw:style-name="gr99" draw:text-style-name="P7" draw:layer="layout" svg:width="0.13cm" svg:height="0.183cm" draw:transform="rotate (0.935147413218562) translate (25.418cm 6.078cm)">
          <draw:text-box>
            <text:p text:style-name="P6"><text:span text:style-name="T38"><text:s/></text:span></text:p>
          </draw:text-box>
        </draw:frame>
        <draw:frame draw:style-name="gr99" draw:text-style-name="P7" draw:layer="layout" svg:width="0.13cm" svg:height="0.183cm" draw:transform="rotate (0.935321946143761) translate (25.441cm 6.047cm)">
          <draw:text-box>
            <text:p text:style-name="P6"><text:span text:style-name="T38"><text:s text:c="2"/></text:span></text:p>
          </draw:text-box>
        </draw:frame>
        <draw:frame draw:style-name="gr99" draw:text-style-name="P7" draw:layer="layout" svg:width="0.13cm" svg:height="0.183cm" draw:transform="rotate (0.935147413218562) translate (25.488cm 5.983cm)">
          <draw:text-box>
            <text:p text:style-name="P6"><text:span text:style-name="T38"><text:s/></text:span></text:p>
          </draw:text-box>
        </draw:frame>
        <draw:frame draw:style-name="gr99" draw:text-style-name="P7" draw:layer="layout" svg:width="0.13cm" svg:height="0.183cm" draw:transform="rotate (0.935147413218562) translate (25.511cm 5.952cm)">
          <draw:text-box>
            <text:p text:style-name="P6"><text:span text:style-name="T38"><text:s/></text:span></text:p>
          </draw:text-box>
        </draw:frame>
        <draw:frame draw:style-name="gr99" draw:text-style-name="P7" draw:layer="layout" svg:width="0.13cm" svg:height="0.183cm" draw:transform="rotate (0.935147413218562) translate (25.535cm 5.92cm)">
          <draw:text-box>
            <text:p text:style-name="P6"><text:span text:style-name="T38"><text:s/></text:span></text:p>
          </draw:text-box>
        </draw:frame>
        <draw:frame draw:style-name="gr85" draw:text-style-name="P7" draw:layer="layout" svg:width="0.131cm" svg:height="0.179cm" draw:transform="rotate (0.72012284937286) translate (25.579cm 5.864cm)">
          <draw:text-box>
            <text:p text:style-name="P6"><text:span text:style-name="T24"><text:s/></text:span></text:p>
          </draw:text-box>
        </draw:frame>
        <draw:frame draw:style-name="gr98" draw:text-style-name="P7" draw:layer="layout" svg:width="0.13cm" svg:height="0.179cm" draw:transform="rotate (0.882438469808333) translate (25.899cm 5.527cm)">
          <draw:text-box>
            <text:p text:style-name="P6"><text:span text:style-name="T39"><text:s/></text:span></text:p>
          </draw:text-box>
        </draw:frame>
        <draw:frame draw:style-name="gr99" draw:text-style-name="P7" draw:layer="layout" svg:width="0.13cm" svg:height="0.183cm" draw:transform="rotate (0.931482221789373) translate (26.113cm 5.255cm)">
          <draw:text-box>
            <text:p text:style-name="P6"><text:span text:style-name="T38"><text:s/></text:span></text:p>
          </draw:text-box>
        </draw:frame>
        <draw:frame draw:style-name="gr99" draw:text-style-name="P7" draw:layer="layout" svg:width="0.13cm" svg:height="0.183cm" draw:transform="rotate (0.938463538797351) translate (26.133cm 5.228cm)">
          <draw:text-box>
            <text:p text:style-name="P6"><text:span text:style-name="T38"><text:s/></text:span></text:p>
          </draw:text-box>
        </draw:frame>
        <draw:frame draw:style-name="gr89" draw:text-style-name="P8" draw:layer="layout" svg:width="0.523cm" svg:height="0.175cm" svg:x="24.048cm" svg:y="5.782cm">
          <draw:text-box>
            <text:p text:style-name="P6"><text:span text:style-name="T27"><text:s/></text:span></text:p>
          </draw:text-box>
        </draw:frame>
        <draw:frame draw:style-name="gr100" draw:text-style-name="P7" draw:layer="layout" svg:width="0.773cm" svg:height="0.183cm" draw:transform="rotate (0.909316540289046) translate (28.764cm 15.737cm)">
          <draw:text-box>
            <text:p text:style-name="P6"><text:span text:style-name="T38"><text:s/></text:span></text:p>
          </draw:text-box>
        </draw:frame>
        <draw:frame draw:style-name="gr101" draw:text-style-name="P9" draw:layer="layout" svg:width="0.05cm" svg:height="0.183cm" draw:transform="rotate (1.62804312626031) translate (27.6cm 14.972cm)">
          <draw:text-box>
            <text:p text:style-name="P6"><text:span text:style-name="T40"><text:s/></text:span></text:p>
          </draw:text-box>
        </draw:frame>
        <draw:frame draw:style-name="gr102" draw:text-style-name="P7" draw:layer="layout" svg:width="0.129cm" svg:height="0.183cm" draw:transform="rotate (1.11648712250077) translate (27.693cm 14.401cm)">
          <draw:text-box>
            <text:p text:style-name="P6"><text:span text:style-name="T41"><text:s/></text:span></text:p>
          </draw:text-box>
        </draw:frame>
        <draw:frame draw:style-name="gr102" draw:text-style-name="P7" draw:layer="layout" svg:width="0.129cm" svg:height="0.183cm" draw:transform="rotate (1.06325458031495) translate (27.713cm 14.36cm)">
          <draw:text-box>
            <text:p text:style-name="P6"><text:span text:style-name="T41"><text:s/></text:span></text:p>
          </draw:text-box>
        </draw:frame>
        <draw:frame draw:style-name="gr103" draw:text-style-name="P7" draw:layer="layout" svg:width="0.125cm" svg:height="0.179cm" draw:transform="rotate (0.743161195499186) translate (6.162cm 35.601cm)">
          <draw:text-box>
            <text:p text:style-name="P6"><text:span text:style-name="T42"><text:s/></text:span></text:p>
          </draw:text-box>
        </draw:frame>
        <draw:frame draw:style-name="gr83" draw:text-style-name="P9" draw:layer="layout" svg:width="0.128cm" svg:height="0.183cm" draw:transform="rotate (1.42226880745018) translate (7.198cm 19.178cm)">
          <draw:text-box>
            <text:p text:style-name="P6"><text:span text:style-name="T26"><text:s/></text:span></text:p>
          </draw:text-box>
        </draw:frame>
        <draw:frame draw:style-name="gr79" draw:text-style-name="P13" draw:layer="layout" svg:width="0.135cm" svg:height="0.175cm" draw:transform="rotate (-0.0185004900711399) translate (13.595cm 14.668cm)">
          <draw:text-box>
            <text:p text:style-name="P6"><text:span text:style-name="T27"><text:s/></text:span></text:p>
          </draw:text-box>
        </draw:frame>
        <draw:frame draw:style-name="gr73" draw:text-style-name="P8" draw:layer="layout" svg:width="0.134cm" svg:height="0.175cm" draw:transform="rotate (0.374547657477983) translate (21.367cm 27.256cm)">
          <draw:text-box>
            <text:p text:style-name="P6"><text:span text:style-name="T29"><text:s/></text:span></text:p>
          </draw:text-box>
        </draw:frame>
        <draw:frame draw:style-name="gr104" draw:text-style-name="P8" draw:layer="layout" svg:width="0.119cm" svg:height="0.179cm" draw:transform="rotate (0.583463568941705) translate (4.424cm 31.117cm)">
          <draw:text-box>
            <text:p text:style-name="P6"><text:span text:style-name="T43"><text:s/></text:span></text:p>
          </draw:text-box>
        </draw:frame>
        <draw:frame draw:style-name="gr77" draw:text-style-name="P8" draw:layer="layout" svg:width="0.12cm" svg:height="0.179cm" draw:transform="rotate (0.497767902668783) translate (4.643cm 30.977cm)">
          <draw:text-box>
            <text:p text:style-name="P6"><text:span text:style-name="T25"><text:s/></text:span></text:p>
          </draw:text-box>
        </draw:frame>
        <draw:frame draw:style-name="gr96" draw:text-style-name="P8" draw:layer="layout" svg:width="0.121cm" svg:height="0.175cm" draw:transform="rotate (0.161792021659874) translate (4.902cm 30.884cm)">
          <draw:text-box>
            <text:p text:style-name="P6"><text:span text:style-name="T37">.</text:span></text:p>
          </draw:text-box>
        </draw:frame>
        <draw:line draw:style-name="gr105" draw:text-style-name="P2" draw:layer="layout" svg:x1="16.446cm" svg:y1="19.715cm" svg:x2="16.623cm" svg:y2="19.715cm">
          <text:p/>
        </draw:line>
        <draw:line draw:style-name="gr105" draw:text-style-name="P2" draw:layer="layout" svg:x1="12.562cm" svg:y1="16.818cm" svg:x2="12.781cm" svg:y2="16.817cm">
          <text:p/>
        </draw:line>
        <draw:line draw:style-name="gr106" draw:text-style-name="P2" draw:layer="layout" svg:x1="11.839cm" svg:y1="16.726cm" svg:x2="12.037cm" svg:y2="16.726cm">
          <text:p/>
        </draw:line>
        <draw:path draw:style-name="gr107" draw:text-style-name="P14" draw:layer="layout" svg:width="0.074cm" svg:height="0.069cm" svg:x="19.721cm" svg:y="32.308cm" svg:viewBox="0 0 75 70" svg:d="M54 66c19-9 26-30 17-47-10-18-32-24-51-16-18 9-25 31-16 48 10 17 32 24 50 15z">
          <text:p/>
        </draw:path>
        <draw:path draw:style-name="gr107" draw:text-style-name="P14" draw:layer="layout" svg:width="0.073cm" svg:height="0.07cm" svg:x="19.822cm" svg:y="32.255cm" svg:viewBox="0 0 74 71" svg:d="M53 66c19-9 26-30 16-47-9-18-31-24-49-15s-26 30-16 47c9 17 31 25 49 15z">
          <text:p/>
        </draw:path>
        <draw:path draw:style-name="gr107" draw:text-style-name="P14" draw:layer="layout" svg:width="0.074cm" svg:height="0.069cm" svg:x="19.871cm" svg:y="32.351cm" svg:viewBox="0 0 75 70" svg:d="M54 67c19-9 26-31 17-48-10-17-32-23-51-15-18 9-25 30-16 48 9 17 33 24 50 15z">
          <text:p/>
        </draw:path>
        <draw:path draw:style-name="gr107" draw:text-style-name="P14" draw:layer="layout" svg:width="0.073cm" svg:height="0.07cm" svg:x="19.771cm" svg:y="32.397cm" svg:viewBox="0 0 74 71" svg:d="M54 66c18-9 25-30 16-47s-32-25-50-15c-18 9-25 30-16 47 9 18 31 25 50 15z">
          <text:p/>
        </draw:path>
        <draw:path draw:style-name="gr107" draw:text-style-name="P14" draw:layer="layout" svg:width="0.097cm" svg:height="0.091cm" svg:x="19.785cm" svg:y="32.319cm" svg:viewBox="0 0 98 92" svg:d="M71 88c24-12 33-39 21-63-12-22-41-31-66-20-24 12-33 40-21 63 12 22 42 31 66 20z">
          <text:p/>
        </draw:path>
        <draw:frame draw:style-name="gr108" draw:text-style-name="P15" draw:layer="layout" svg:width="0.281cm" svg:height="0.391cm" draw:transform="rotate (0.844041226264458) translate (16.061cm 36.444cm)">
          <draw:text-box>
            <text:p text:style-name="P6"><text:span text:style-name="T44"><text:s/></text:span></text:p>
          </draw:text-box>
        </draw:frame>
        <draw:frame draw:style-name="gr109" draw:text-style-name="P16" draw:layer="layout" svg:width="0.276cm" svg:height="0.395cm" draw:transform="rotate (1.2634438455187) translate (16.46cm 35.681cm)">
          <draw:text-box>
            <text:p text:style-name="P6"><text:span text:style-name="T45">r</text:span></text:p>
          </draw:text-box>
        </draw:frame>
        <draw:frame draw:style-name="gr110" draw:text-style-name="P17" draw:layer="layout" svg:width="0.274cm" svg:height="0.399cm" draw:transform="rotate (1.55648462692854) translate (14.58cm 41.503cm)">
          <draw:text-box>
            <text:p text:style-name="P6"><text:span text:style-name="T46"><text:s/></text:span></text:p>
          </draw:text-box>
        </draw:frame>
        <draw:frame draw:style-name="gr110" draw:text-style-name="P17" draw:layer="layout" svg:width="0.274cm" svg:height="0.399cm" draw:transform="rotate (1.55456476475135) translate (14.59cm 40.848cm)">
          <draw:text-box>
            <text:p text:style-name="P6"><text:span text:style-name="T46"><text:s/></text:span></text:p>
          </draw:text-box>
        </draw:frame>
        <draw:frame draw:style-name="gr111" draw:text-style-name="P11" draw:layer="layout" svg:width="0.391cm" svg:height="0.166cm" svg:x="12.676cm" svg:y="34.668cm">
          <draw:text-box>
            <text:p text:style-name="P6"><text:span text:style-name="T47"><text:s text:c="2"/></text:span></text:p>
          </draw:text-box>
        </draw:frame>
        <draw:frame draw:style-name="gr112" draw:text-style-name="P18" draw:layer="layout" svg:width="0.139cm" svg:height="0.196cm" svg:x="-1.034cm" svg:y="3.612cm">
          <draw:text-box>
            <text:p text:style-name="P6"><text:span text:style-name="T48"><text:s/></text:span></text:p>
          </draw:text-box>
        </draw:frame>
        <draw:polyline draw:style-name="gr39" draw:text-style-name="P2" draw:layer="layout" svg:width="4.129cm" svg:height="4.518cm" svg:x="21.193cm" svg:y="21.357cm" svg:viewBox="0 0 4130 4519" draw:points="4130,0 4055,138 3072,138 2070,1741 1431,1741 1431,2194 233,2195 232,3004 963,3006 964,3500 329,4519 0,4519">
          <text:p/>
        </draw:polyline>
        <draw:path draw:style-name="gr39" draw:text-style-name="P2" draw:layer="layout" svg:width="1.424cm" svg:height="3.628cm" svg:x="24.745cm" svg:y="17.867cm" svg:viewBox="0 0 1425 3629" svg:d="M0 3252v-393l1247-1987 11-18c11-21 46-62 36-83-53-114-23-174-14-216l17-46 82-192c0 0-1-10 46-317M362 3629l1-364">
          <text:p/>
        </draw:path>
        <draw:polygon draw:style-name="gr113" draw:text-style-name="P5" draw:layer="layout" svg:width="1.318cm" svg:height="1.956cm" svg:x="10.851cm" svg:y="17.461cm" svg:viewBox="0 0 1319 1957" draw:points="1319,1939 1288,1957 0,21 33,0">
          <text:p/>
        </draw:polygon>
        <draw:frame draw:style-name="gr114" draw:text-style-name="P19" draw:layer="layout" svg:width="0.085cm" svg:height="0.133cm" svg:x="15.404cm" svg:y="27.039cm">
          <draw:text-box>
            <text:p text:style-name="P6"><text:span text:style-name="T49"><text:s/></text:span></text:p>
          </draw:text-box>
        </draw:frame>
        <draw:frame draw:style-name="gr114" draw:text-style-name="P19" draw:layer="layout" svg:width="0.085cm" svg:height="0.133cm" svg:x="15.404cm" svg:y="27.135cm">
          <draw:text-box>
            <text:p text:style-name="P6"><text:span text:style-name="T49"><text:s/></text:span></text:p>
          </draw:text-box>
        </draw:frame>
        <draw:frame draw:style-name="gr115" draw:text-style-name="P19" draw:layer="layout" svg:width="0.081cm" svg:height="0.133cm" svg:x="11.122cm" svg:y="31.726cm">
          <draw:text-box>
            <text:p text:style-name="P6"><text:span text:style-name="T50"><text:s/></text:span></text:p>
          </draw:text-box>
        </draw:frame>
        <draw:frame draw:style-name="gr114" draw:text-style-name="P19" draw:layer="layout" svg:width="0.085cm" svg:height="0.133cm" svg:x="15.696cm" svg:y="23.228cm">
          <draw:text-box>
            <text:p text:style-name="P6"><text:span text:style-name="T49"><text:s/></text:span></text:p>
          </draw:text-box>
        </draw:frame>
        <draw:path draw:style-name="gr116" draw:text-style-name="P2" draw:layer="layout" svg:width="2.151cm" svg:height="1.203cm" svg:x="30.511cm" svg:y="10.345cm" svg:viewBox="0 0 2152 1204" svg:d="M0 293h681M0 0v496l638 708 1514-2v-133">
          <text:p/>
        </draw:path>
        <draw:path draw:style-name="gr117" draw:text-style-name="P2" draw:layer="layout" svg:width="1.883cm" svg:height="8.472cm" svg:x="31.493cm" svg:y="1.703cm" svg:viewBox="0 0 1884 8473" svg:d="M0 8473l1884-2923-692-482c0 0-105-91-131-281s-70-239-149-339c-78-99-78-165-70-297 9-132 0-1759 0-1759l-227-182v-2210">
          <text:p/>
        </draw:path>
        <draw:polyline draw:style-name="gr116" draw:text-style-name="P2" draw:layer="layout" svg:width="2.302cm" svg:height="3.445cm" svg:x="29.11cm" svg:y="10.274cm" svg:viewBox="0 0 2303 3446" draw:points="0,3446 1712,913 2303,0">
          <text:p/>
        </draw:polylin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9T12:30:46.818000000</dc:date>
    <meta:editing-duration>PT17H36M24S</meta:editing-duration>
    <meta:editing-cycles>90</meta:editing-cycles>
    <meta:document-statistic meta:object-count="429"/>
  </office:meta>
</office:document-meta>
</file>